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&quot;Google Sans&quot;" svg:font-family="'&quot;Google Sans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5209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511in"/>
    </style:style>
    <style:style style:name="co8" style:family="table-column">
      <style:table-column-properties fo:break-before="auto" style:column-width="2.6043in"/>
    </style:style>
    <style:style style:name="co9" style:family="table-column">
      <style:table-column-properties fo:break-before="auto" style:column-width="3.3083in"/>
    </style:style>
    <style:style style:name="co10" style:family="table-column">
      <style:table-column-properties fo:break-before="auto" style:column-width="2.5465in"/>
    </style:style>
    <style:style style:name="co11" style:family="table-column">
      <style:table-column-properties fo:break-before="auto" style:column-width="0.2311in"/>
    </style:style>
    <style:style style:name="co12" style:family="table-column">
      <style:table-column-properties fo:break-before="auto" style:column-width="0.3665in"/>
    </style:style>
    <style:style style:name="co13" style:family="table-column">
      <style:table-column-properties fo:break-before="auto" style:column-width="0.4728in"/>
    </style:style>
    <style:style style:name="co14" style:family="table-column">
      <style:table-column-properties fo:break-before="auto" style:column-width="0.4244in"/>
    </style:style>
    <style:style style:name="co15" style:family="table-column">
      <style:table-column-properties fo:break-before="auto" style:column-width="0.589in"/>
    </style:style>
    <style:style style:name="co16" style:family="table-column">
      <style:table-column-properties fo:break-before="auto" style:column-width="0.4925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222in"/>
    </style:style>
    <style:style style:name="co20" style:family="table-column">
      <style:table-column-properties fo:break-before="auto" style:column-width="2.4217in"/>
    </style:style>
    <style:style style:name="co21" style:family="table-column">
      <style:table-column-properties fo:break-before="auto" style:column-width="1.7937in"/>
    </style:style>
    <style:style style:name="co22" style:family="table-column">
      <style:table-column-properties fo:break-before="auto" style:column-width="0.7626in"/>
    </style:style>
    <style:style style:name="co23" style:family="table-column">
      <style:table-column-properties fo:break-before="auto" style:column-width="0.6846in"/>
    </style:style>
    <style:style style:name="co24" style:family="table-column">
      <style:table-column-properties fo:break-before="auto" style:column-width="0.7429in"/>
    </style:style>
    <style:style style:name="co25" style:family="table-column">
      <style:table-column-properties fo:break-before="auto" style:column-width="0.6945in"/>
    </style:style>
    <style:style style:name="co26" style:family="table-column">
      <style:table-column-properties fo:break-before="auto" style:column-width="0.8102in"/>
    </style:style>
    <style:style style:name="co27" style:family="table-column">
      <style:table-column-properties fo:break-before="auto" style:column-width="0.7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5">
      <style:table-properties table:display="true" style:writing-mode="lr-tb"/>
    </style:style>
    <style:style style:name="ta2" style:family="table" style:master-page-name="PageStyle_5f_tópicos_20_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5]))&gt;0)" style:apply-style-name="ConditionalStyle_5f_3" style:base-cell-address="'2025'.A35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WEEKNUM(TODAY();1)" style:apply-style-name="ConditionalStyle_5f_1" style:base-cell-address="'2025'.B2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1" style:base-cell-address="'2025'.D3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x&quot;" style:apply-style-name="ConditionalStyle_5f_2" style:base-cell-address="'2025'.E3"/>
    </style:style>
    <style:style style:name="ce10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2" table:visibility="collapse" table:default-cell-style-name="Default"/>
        <table:table-column table:style-name="co16" table:visibility="collapse" table:number-columns-repeated="2" table:default-cell-style-name="Default"/>
        <table:table-column table:style-name="co4" table:visibility="collapse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sem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 office:value-type="string" calcext:value-type="string">
            <text:p>Planejada</text:p>
          </table:table-cell>
          <table:table-cell table:style-name="ce1" table:number-columns-repeated="2"/>
          <table:table-cell table:style-name="ce10" office:value-type="string" calcext:value-type="string">
            <text:p>Ari</text:p>
          </table:table-cell>
          <table:table-cell table:style-name="ce1" office:value-type="string" calcext:value-type="string">
            <text:p>Celia</text:p>
          </table:table-cell>
          <table:table-cell table:style-name="ce1" office:value-type="string" calcext:value-type="string">
            <text:p>Camily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Samanta</text:p>
          </table:table-cell>
          <table:table-cell table:style-name="ce1" office:value-type="string" calcext:value-type="string">
            <text:p>Raoul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Michele</text:p>
          </table:table-cell>
          <table:table-cell table:number-columns-repeated="1003"/>
        </table:table-row>
        <table:table-row table:style-name="ro1" table:visibility="collapse">
          <table:table-cell table:style-name="ce1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AND([.$B3]=WEEKNUM(TODAY();1);[.C$2]=WEEKDAY(TODAY());MOD(ROW();2)=0);&quot;✓&quot;;IF(AND([.$B3]=WEEKNUM(TODAY();1);[.C$2]=WEEKDAY(TODAY());MOD(ROW();2)&lt;&gt;0);&quot;x&quot;;&quot;&quot;))">
            <text:p/>
          </table:table-cell>
          <table:table-cell table:style-name="ce8" table:formula="of:=IF(AND([.$B3]=WEEKNUM(TODAY();1);[.D$2]=WEEKDAY(TODAY());MOD(ROW();2)=0);&quot;✓&quot;;IF(AND([.$B3]=WEEKNUM(TODAY();1);[.D$2]=WEEKDAY(TODAY());MOD(ROW();2)&lt;&gt;0);&quot;x&quot;;&quot;&quot;))">
            <text:p/>
          </table:table-cell>
          <table:table-cell table:style-name="ce9" table:formula="of:=IF(AND([.$B3]=WEEKNUM(TODAY();1);[.E$2]=WEEKDAY(TODAY());MOD(ROW();2)=0);&quot;✓&quot;;IF(AND([.$B3]=WEEKNUM(TODAY();1);[.E$2]=WEEKDAY(TODAY());MOD(ROW();2)&lt;&gt;0);&quot;x&quot;;&quot;&quot;))">
            <text:p/>
          </table:table-cell>
          <table:table-cell table:style-name="ce8" table:formula="of:=IF(AND([.$B3]=WEEKNUM(TODAY();1);[.F$2]=WEEKDAY(TODAY());MOD(ROW();2)=0);&quot;✓&quot;;IF(AND([.$B3]=WEEKNUM(TODAY();1);[.F$2]=WEEKDAY(TODAY());MOD(ROW();2)&lt;&gt;0);&quot;x&quot;;&quot;&quot;))">
            <text:p/>
          </table:table-cell>
          <table:table-cell table:style-name="ce9" table:formula="of:=IF(AND([.$B3]=WEEKNUM(TODAY();1);[.G$2]=WEEKDAY(TODAY());MOD(ROW();2)=0);&quot;✓&quot;;IF(AND([.$B3]=WEEKNUM(TODAY();1);[.G$2]=WEEKDAY(TODAY());MOD(ROW();2)&lt;&gt;0);&quot;x&quot;;&quot;&quot;))">
            <text:p/>
          </table:table-cell>
          <table:table-cell table:style-name="ce8" table:formula="of:=IF(AND([.$B3]=WEEKNUM(TODAY();1);[.H$2]=WEEKDAY(TODAY());MOD(ROW();2)=0);&quot;✓&quot;;IF(AND([.$B3]=WEEKNUM(TODAY();1);[.H$2]=WEEKDAY(TODAY());MOD(ROW();2)&lt;&gt;0);&quot;x&quot;;&quot;&quot;))">
            <text:p/>
          </table:table-cell>
          <table:table-cell table:style-name="ce9" table:formula="of:=IF(AND([.$B3]=WEEKNUM(TODAY();1);[.I$2]=WEEKDAY(TODAY()));&quot;x&quot;;&quot;&quot;)">
            <text:p/>
          </table:table-cell>
          <table:table-cell table:number-columns-repeated="2"/>
          <table:table-cell table:style-name="ce1" office:value-type="string" calcext:value-type="string">
            <text:p>Legenda: * não houve classe; # minha falta</text:p>
          </table:table-cell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IF(AND([.$B4]=WEEKNUM(TODAY();1);[.C$2]=WEEKDAY(TODAY());MOD(ROW();2)=0);&quot;✓&quot;;IF(AND([.$B4]=WEEKNUM(TODAY();1);[.C$2]=WEEKDAY(TODAY());MOD(ROW();2)&lt;&gt;0);&quot;x&quot;;&quot;&quot;))">
            <text:p/>
          </table:table-cell>
          <table:table-cell table:style-name="ce8" table:formula="of:=IF(AND([.$B4]=WEEKNUM(TODAY();1);[.D$2]=WEEKDAY(TODAY());MOD(ROW();2)=0);&quot;✓&quot;;IF(AND([.$B4]=WEEKNUM(TODAY();1);[.D$2]=WEEKDAY(TODAY());MOD(ROW();2)&lt;&gt;0);&quot;x&quot;;&quot;&quot;))">
            <text:p/>
          </table:table-cell>
          <table:table-cell table:style-name="ce9" table:formula="of:=IF(AND([.$B4]=WEEKNUM(TODAY();1);[.E$2]=WEEKDAY(TODAY());MOD(ROW();2)=0);&quot;✓&quot;;IF(AND([.$B4]=WEEKNUM(TODAY();1);[.E$2]=WEEKDAY(TODAY());MOD(ROW();2)&lt;&gt;0);&quot;x&quot;;&quot;&quot;))">
            <text:p/>
          </table:table-cell>
          <table:table-cell table:style-name="ce8" table:formula="of:=IF(AND([.$B4]=WEEKNUM(TODAY();1);[.F$2]=WEEKDAY(TODAY());MOD(ROW();2)=0);&quot;✓&quot;;IF(AND([.$B4]=WEEKNUM(TODAY();1);[.F$2]=WEEKDAY(TODAY());MOD(ROW();2)&lt;&gt;0);&quot;x&quot;;&quot;&quot;))">
            <text:p/>
          </table:table-cell>
          <table:table-cell table:style-name="ce9" table:formula="of:=IF(AND([.$B4]=WEEKNUM(TODAY();1);[.G$2]=WEEKDAY(TODAY());MOD(ROW();2)=0);&quot;✓&quot;;IF(AND([.$B4]=WEEKNUM(TODAY();1);[.G$2]=WEEKDAY(TODAY());MOD(ROW();2)&lt;&gt;0);&quot;x&quot;;&quot;&quot;))">
            <text:p/>
          </table:table-cell>
          <table:table-cell table:style-name="ce8" table:formula="of:=IF(AND([.$B4]=WEEKNUM(TODAY();1);[.H$2]=WEEKDAY(TODAY());MOD(ROW();2)=0);&quot;✓&quot;;IF(AND([.$B4]=WEEKNUM(TODAY();1);[.H$2]=WEEKDAY(TODAY());MOD(ROW();2)&lt;&gt;0);&quot;x&quot;;&quot;&quot;))">
            <text:p/>
          </table:table-cell>
          <table:table-cell table:style-name="ce9" table:formula="of:=IF(AND([.$B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01/25 15 O batismo com o Espírito Santo (pr. Ediano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IF(AND([.$B5]=WEEKNUM(TODAY();1);[.C$2]=WEEKDAY(TODAY());MOD(ROW();2)=0);&quot;✓&quot;;IF(AND([.$B5]=WEEKNUM(TODAY();1);[.C$2]=WEEKDAY(TODAY());MOD(ROW();2)&lt;&gt;0);&quot;x&quot;;&quot;&quot;))">
            <text:p/>
          </table:table-cell>
          <table:table-cell table:style-name="ce8" table:formula="of:=IF(AND([.$B5]=WEEKNUM(TODAY();1);[.D$2]=WEEKDAY(TODAY());MOD(ROW();2)=0);&quot;✓&quot;;IF(AND([.$B5]=WEEKNUM(TODAY();1);[.D$2]=WEEKDAY(TODAY());MOD(ROW();2)&lt;&gt;0);&quot;x&quot;;&quot;&quot;))">
            <text:p/>
          </table:table-cell>
          <table:table-cell table:style-name="ce9" table:formula="of:=IF(AND([.$B5]=WEEKNUM(TODAY();1);[.E$2]=WEEKDAY(TODAY());MOD(ROW();2)=0);&quot;✓&quot;;IF(AND([.$B5]=WEEKNUM(TODAY();1);[.E$2]=WEEKDAY(TODAY());MOD(ROW();2)&lt;&gt;0);&quot;x&quot;;&quot;&quot;))">
            <text:p/>
          </table:table-cell>
          <table:table-cell table:style-name="ce8" table:formula="of:=IF(AND([.$B5]=WEEKNUM(TODAY();1);[.F$2]=WEEKDAY(TODAY());MOD(ROW();2)=0);&quot;✓&quot;;IF(AND([.$B5]=WEEKNUM(TODAY();1);[.F$2]=WEEKDAY(TODAY());MOD(ROW();2)&lt;&gt;0);&quot;x&quot;;&quot;&quot;))">
            <text:p/>
          </table:table-cell>
          <table:table-cell table:style-name="ce9" table:formula="of:=IF(AND([.$B5]=WEEKNUM(TODAY();1);[.G$2]=WEEKDAY(TODAY());MOD(ROW();2)=0);&quot;✓&quot;;IF(AND([.$B5]=WEEKNUM(TODAY();1);[.G$2]=WEEKDAY(TODAY());MOD(ROW();2)&lt;&gt;0);&quot;x&quot;;&quot;&quot;))">
            <text:p/>
          </table:table-cell>
          <table:table-cell table:style-name="ce8" table:formula="of:=IF(AND([.$B5]=WEEKNUM(TODAY();1);[.H$2]=WEEKDAY(TODAY());MOD(ROW();2)=0);&quot;✓&quot;;IF(AND([.$B5]=WEEKNUM(TODAY();1);[.H$2]=WEEKDAY(TODAY());MOD(ROW();2)&lt;&gt;0);&quot;x&quot;;&quot;&quot;))">
            <text:p/>
          </table:table-cell>
          <table:table-cell table:style-name="ce9" table:formula="of:=IF(AND([.$B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01/25 16 Habitação do Espírito Sant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f 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an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IF(AND([.$B6]=WEEKNUM(TODAY();1);[.C$2]=WEEKDAY(TODAY());MOD(ROW();2)=0);&quot;✓&quot;;IF(AND([.$B6]=WEEKNUM(TODAY();1);[.C$2]=WEEKDAY(TODAY());MOD(ROW();2)&lt;&gt;0);&quot;x&quot;;&quot;&quot;))">
            <text:p/>
          </table:table-cell>
          <table:table-cell table:style-name="ce8" table:formula="of:=IF(AND([.$B6]=WEEKNUM(TODAY();1);[.D$2]=WEEKDAY(TODAY());MOD(ROW();2)=0);&quot;✓&quot;;IF(AND([.$B6]=WEEKNUM(TODAY();1);[.D$2]=WEEKDAY(TODAY());MOD(ROW();2)&lt;&gt;0);&quot;x&quot;;&quot;&quot;))">
            <text:p/>
          </table:table-cell>
          <table:table-cell table:style-name="ce9" table:formula="of:=IF(AND([.$B6]=WEEKNUM(TODAY();1);[.E$2]=WEEKDAY(TODAY());MOD(ROW();2)=0);&quot;✓&quot;;IF(AND([.$B6]=WEEKNUM(TODAY();1);[.E$2]=WEEKDAY(TODAY());MOD(ROW();2)&lt;&gt;0);&quot;x&quot;;&quot;&quot;))">
            <text:p/>
          </table:table-cell>
          <table:table-cell table:style-name="ce8" table:formula="of:=IF(AND([.$B6]=WEEKNUM(TODAY();1);[.F$2]=WEEKDAY(TODAY());MOD(ROW();2)=0);&quot;✓&quot;;IF(AND([.$B6]=WEEKNUM(TODAY();1);[.F$2]=WEEKDAY(TODAY());MOD(ROW();2)&lt;&gt;0);&quot;x&quot;;&quot;&quot;))">
            <text:p/>
          </table:table-cell>
          <table:table-cell table:style-name="ce9" table:formula="of:=IF(AND([.$B6]=WEEKNUM(TODAY();1);[.G$2]=WEEKDAY(TODAY());MOD(ROW();2)=0);&quot;✓&quot;;IF(AND([.$B6]=WEEKNUM(TODAY();1);[.G$2]=WEEKDAY(TODAY());MOD(ROW();2)&lt;&gt;0);&quot;x&quot;;&quot;&quot;))">
            <text:p/>
          </table:table-cell>
          <table:table-cell table:style-name="ce8" table:formula="of:=IF(AND([.$B6]=WEEKNUM(TODAY();1);[.H$2]=WEEKDAY(TODAY());MOD(ROW();2)=0);&quot;✓&quot;;IF(AND([.$B6]=WEEKNUM(TODAY();1);[.H$2]=WEEKDAY(TODAY());MOD(ROW();2)&lt;&gt;0);&quot;x&quot;;&quot;&quot;))">
            <text:p/>
          </table:table-cell>
          <table:table-cell table:style-name="ce9" table:formula="of:=IF(AND([.$B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01/25 17 A Igrej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an/fev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IF(AND([.$B7]=WEEKNUM(TODAY();1);[.C$2]=WEEKDAY(TODAY());MOD(ROW();2)=0);&quot;✓&quot;;IF(AND([.$B7]=WEEKNUM(TODAY();1);[.C$2]=WEEKDAY(TODAY());MOD(ROW();2)&lt;&gt;0);&quot;x&quot;;&quot;&quot;))">
            <text:p/>
          </table:table-cell>
          <table:table-cell table:style-name="ce8" table:formula="of:=IF(AND([.$B7]=WEEKNUM(TODAY();1);[.D$2]=WEEKDAY(TODAY());MOD(ROW();2)=0);&quot;✓&quot;;IF(AND([.$B7]=WEEKNUM(TODAY();1);[.D$2]=WEEKDAY(TODAY());MOD(ROW();2)&lt;&gt;0);&quot;x&quot;;&quot;&quot;))">
            <text:p/>
          </table:table-cell>
          <table:table-cell table:style-name="ce9" table:formula="of:=IF(AND([.$B7]=WEEKNUM(TODAY();1);[.E$2]=WEEKDAY(TODAY());MOD(ROW();2)=0);&quot;✓&quot;;IF(AND([.$B7]=WEEKNUM(TODAY();1);[.E$2]=WEEKDAY(TODAY());MOD(ROW();2)&lt;&gt;0);&quot;x&quot;;&quot;&quot;))">
            <text:p/>
          </table:table-cell>
          <table:table-cell table:style-name="ce8" table:formula="of:=IF(AND([.$B7]=WEEKNUM(TODAY();1);[.F$2]=WEEKDAY(TODAY());MOD(ROW();2)=0);&quot;✓&quot;;IF(AND([.$B7]=WEEKNUM(TODAY();1);[.F$2]=WEEKDAY(TODAY());MOD(ROW();2)&lt;&gt;0);&quot;x&quot;;&quot;&quot;))">
            <text:p/>
          </table:table-cell>
          <table:table-cell table:style-name="ce9" table:formula="of:=IF(AND([.$B7]=WEEKNUM(TODAY();1);[.G$2]=WEEKDAY(TODAY());MOD(ROW();2)=0);&quot;✓&quot;;IF(AND([.$B7]=WEEKNUM(TODAY();1);[.G$2]=WEEKDAY(TODAY());MOD(ROW();2)&lt;&gt;0);&quot;x&quot;;&quot;&quot;))">
            <text:p/>
          </table:table-cell>
          <table:table-cell table:style-name="ce8" table:formula="of:=IF(AND([.$B7]=WEEKNUM(TODAY();1);[.H$2]=WEEKDAY(TODAY());MOD(ROW();2)=0);&quot;✓&quot;;IF(AND([.$B7]=WEEKNUM(TODAY();1);[.H$2]=WEEKDAY(TODAY());MOD(ROW();2)&lt;&gt;0);&quot;x&quot;;&quot;&quot;))">
            <text:p/>
          </table:table-cell>
          <table:table-cell table:style-name="ce9" table:formula="of:=IF(AND([.$B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6/01/25 18 Comunhão dos Santos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IF(AND([.$B8]=WEEKNUM(TODAY();1);[.C$2]=WEEKDAY(TODAY());MOD(ROW();2)=0);&quot;✓&quot;;IF(AND([.$B8]=WEEKNUM(TODAY();1);[.C$2]=WEEKDAY(TODAY());MOD(ROW();2)&lt;&gt;0);&quot;x&quot;;&quot;&quot;))">
            <text:p/>
          </table:table-cell>
          <table:table-cell table:style-name="ce8" table:formula="of:=IF(AND([.$B8]=WEEKNUM(TODAY();1);[.D$2]=WEEKDAY(TODAY());MOD(ROW();2)=0);&quot;✓&quot;;IF(AND([.$B8]=WEEKNUM(TODAY();1);[.D$2]=WEEKDAY(TODAY());MOD(ROW();2)&lt;&gt;0);&quot;x&quot;;&quot;&quot;))">
            <text:p/>
          </table:table-cell>
          <table:table-cell table:style-name="ce9" table:formula="of:=IF(AND([.$B8]=WEEKNUM(TODAY();1);[.E$2]=WEEKDAY(TODAY());MOD(ROW();2)=0);&quot;✓&quot;;IF(AND([.$B8]=WEEKNUM(TODAY();1);[.E$2]=WEEKDAY(TODAY());MOD(ROW();2)&lt;&gt;0);&quot;x&quot;;&quot;&quot;))">
            <text:p/>
          </table:table-cell>
          <table:table-cell table:style-name="ce8" table:formula="of:=IF(AND([.$B8]=WEEKNUM(TODAY();1);[.F$2]=WEEKDAY(TODAY());MOD(ROW();2)=0);&quot;✓&quot;;IF(AND([.$B8]=WEEKNUM(TODAY();1);[.F$2]=WEEKDAY(TODAY());MOD(ROW();2)&lt;&gt;0);&quot;x&quot;;&quot;&quot;))">
            <text:p/>
          </table:table-cell>
          <table:table-cell table:style-name="ce9" table:formula="of:=IF(AND([.$B8]=WEEKNUM(TODAY();1);[.G$2]=WEEKDAY(TODAY());MOD(ROW();2)=0);&quot;✓&quot;;IF(AND([.$B8]=WEEKNUM(TODAY();1);[.G$2]=WEEKDAY(TODAY());MOD(ROW();2)&lt;&gt;0);&quot;x&quot;;&quot;&quot;))">
            <text:p/>
          </table:table-cell>
          <table:table-cell table:style-name="ce8" table:formula="of:=IF(AND([.$B8]=WEEKNUM(TODAY();1);[.H$2]=WEEKDAY(TODAY());MOD(ROW();2)=0);&quot;✓&quot;;IF(AND([.$B8]=WEEKNUM(TODAY();1);[.H$2]=WEEKDAY(TODAY());MOD(ROW();2)&lt;&gt;0);&quot;x&quot;;&quot;&quot;))">
            <text:p/>
          </table:table-cell>
          <table:table-cell table:style-name="ce9" table:formula="of:=IF(AND([.$B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2/25 19 Remissão dos pecad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IF(AND([.$B9]=WEEKNUM(TODAY();1);[.C$2]=WEEKDAY(TODAY());MOD(ROW();2)=0);&quot;✓&quot;;IF(AND([.$B9]=WEEKNUM(TODAY();1);[.C$2]=WEEKDAY(TODAY());MOD(ROW();2)&lt;&gt;0);&quot;x&quot;;&quot;&quot;))">
            <text:p/>
          </table:table-cell>
          <table:table-cell table:style-name="ce8" table:formula="of:=IF(AND([.$B9]=WEEKNUM(TODAY();1);[.D$2]=WEEKDAY(TODAY());MOD(ROW();2)=0);&quot;✓&quot;;IF(AND([.$B9]=WEEKNUM(TODAY();1);[.D$2]=WEEKDAY(TODAY());MOD(ROW();2)&lt;&gt;0);&quot;x&quot;;&quot;&quot;))">
            <text:p/>
          </table:table-cell>
          <table:table-cell table:style-name="ce9" table:formula="of:=IF(AND([.$B9]=WEEKNUM(TODAY();1);[.E$2]=WEEKDAY(TODAY());MOD(ROW();2)=0);&quot;✓&quot;;IF(AND([.$B9]=WEEKNUM(TODAY();1);[.E$2]=WEEKDAY(TODAY());MOD(ROW();2)&lt;&gt;0);&quot;x&quot;;&quot;&quot;))">
            <text:p/>
          </table:table-cell>
          <table:table-cell table:style-name="ce8" table:formula="of:=IF(AND([.$B9]=WEEKNUM(TODAY();1);[.F$2]=WEEKDAY(TODAY());MOD(ROW();2)=0);&quot;✓&quot;;IF(AND([.$B9]=WEEKNUM(TODAY();1);[.F$2]=WEEKDAY(TODAY());MOD(ROW();2)&lt;&gt;0);&quot;x&quot;;&quot;&quot;))">
            <text:p/>
          </table:table-cell>
          <table:table-cell table:style-name="ce9" table:formula="of:=IF(AND([.$B9]=WEEKNUM(TODAY();1);[.G$2]=WEEKDAY(TODAY());MOD(ROW();2)=0);&quot;✓&quot;;IF(AND([.$B9]=WEEKNUM(TODAY();1);[.G$2]=WEEKDAY(TODAY());MOD(ROW();2)&lt;&gt;0);&quot;x&quot;;&quot;&quot;))">
            <text:p/>
          </table:table-cell>
          <table:table-cell table:style-name="ce8" table:formula="of:=IF(AND([.$B9]=WEEKNUM(TODAY();1);[.H$2]=WEEKDAY(TODAY());MOD(ROW();2)=0);&quot;✓&quot;;IF(AND([.$B9]=WEEKNUM(TODAY();1);[.H$2]=WEEKDAY(TODAY());MOD(ROW();2)&lt;&gt;0);&quot;x&quot;;&quot;&quot;))">
            <text:p/>
          </table:table-cell>
          <table:table-cell table:style-name="ce9" table:formula="of:=IF(AND([.$B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2/25 20 Ressurreição do corpo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IF(AND([.$B10]=WEEKNUM(TODAY();1);[.C$2]=WEEKDAY(TODAY());MOD(ROW();2)=0);&quot;✓&quot;;IF(AND([.$B10]=WEEKNUM(TODAY();1);[.C$2]=WEEKDAY(TODAY());MOD(ROW();2)&lt;&gt;0);&quot;x&quot;;&quot;&quot;))">
            <text:p/>
          </table:table-cell>
          <table:table-cell table:style-name="ce8" table:formula="of:=IF(AND([.$B10]=WEEKNUM(TODAY();1);[.D$2]=WEEKDAY(TODAY());MOD(ROW();2)=0);&quot;✓&quot;;IF(AND([.$B10]=WEEKNUM(TODAY();1);[.D$2]=WEEKDAY(TODAY());MOD(ROW();2)&lt;&gt;0);&quot;x&quot;;&quot;&quot;))">
            <text:p/>
          </table:table-cell>
          <table:table-cell table:style-name="ce9" table:formula="of:=IF(AND([.$B10]=WEEKNUM(TODAY();1);[.E$2]=WEEKDAY(TODAY());MOD(ROW();2)=0);&quot;✓&quot;;IF(AND([.$B10]=WEEKNUM(TODAY();1);[.E$2]=WEEKDAY(TODAY());MOD(ROW();2)&lt;&gt;0);&quot;x&quot;;&quot;&quot;))">
            <text:p/>
          </table:table-cell>
          <table:table-cell table:style-name="ce8" table:formula="of:=IF(AND([.$B10]=WEEKNUM(TODAY();1);[.F$2]=WEEKDAY(TODAY());MOD(ROW();2)=0);&quot;✓&quot;;IF(AND([.$B10]=WEEKNUM(TODAY();1);[.F$2]=WEEKDAY(TODAY());MOD(ROW();2)&lt;&gt;0);&quot;x&quot;;&quot;&quot;))">
            <text:p/>
          </table:table-cell>
          <table:table-cell table:style-name="ce9" table:formula="of:=IF(AND([.$B10]=WEEKNUM(TODAY();1);[.G$2]=WEEKDAY(TODAY());MOD(ROW();2)=0);&quot;✓&quot;;IF(AND([.$B10]=WEEKNUM(TODAY();1);[.G$2]=WEEKDAY(TODAY());MOD(ROW();2)&lt;&gt;0);&quot;x&quot;;&quot;&quot;))">
            <text:p/>
          </table:table-cell>
          <table:table-cell table:style-name="ce8" table:formula="of:=IF(AND([.$B10]=WEEKNUM(TODAY();1);[.H$2]=WEEKDAY(TODAY());MOD(ROW();2)=0);&quot;✓&quot;;IF(AND([.$B10]=WEEKNUM(TODAY();1);[.H$2]=WEEKDAY(TODAY());MOD(ROW();2)&lt;&gt;0);&quot;x&quot;;&quot;&quot;))">
            <text:p/>
          </table:table-cell>
          <table:table-cell table:style-name="ce9" table:formula="of:=IF(AND([.$B1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2/25 21 A vida eterna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fev/mar</text:p>
          </table:table-cell>
          <table:table-cell table:style-name="ce3" office:value-type="float" office:value="9" calcext:value-type="float">
            <text:p>9</text:p>
          </table:table-cell>
          <table:table-cell table:style-name="ce5" table:formula="of:=IF(AND([.$B11]=WEEKNUM(TODAY();1);[.C$2]=WEEKDAY(TODAY());MOD(ROW();2)=0);&quot;✓&quot;;IF(AND([.$B11]=WEEKNUM(TODAY();1);[.C$2]=WEEKDAY(TODAY());MOD(ROW();2)&lt;&gt;0);&quot;x&quot;;&quot;&quot;))">
            <text:p/>
          </table:table-cell>
          <table:table-cell table:style-name="ce8" table:formula="of:=IF(AND([.$B11]=WEEKNUM(TODAY();1);[.D$2]=WEEKDAY(TODAY());MOD(ROW();2)=0);&quot;✓&quot;;IF(AND([.$B11]=WEEKNUM(TODAY();1);[.D$2]=WEEKDAY(TODAY());MOD(ROW();2)&lt;&gt;0);&quot;x&quot;;&quot;&quot;))">
            <text:p/>
          </table:table-cell>
          <table:table-cell table:style-name="ce9" table:formula="of:=IF(AND([.$B11]=WEEKNUM(TODAY();1);[.E$2]=WEEKDAY(TODAY());MOD(ROW();2)=0);&quot;✓&quot;;IF(AND([.$B11]=WEEKNUM(TODAY();1);[.E$2]=WEEKDAY(TODAY());MOD(ROW();2)&lt;&gt;0);&quot;x&quot;;&quot;&quot;))">
            <text:p/>
          </table:table-cell>
          <table:table-cell table:style-name="ce8" table:formula="of:=IF(AND([.$B11]=WEEKNUM(TODAY();1);[.F$2]=WEEKDAY(TODAY());MOD(ROW();2)=0);&quot;✓&quot;;IF(AND([.$B11]=WEEKNUM(TODAY();1);[.F$2]=WEEKDAY(TODAY());MOD(ROW();2)&lt;&gt;0);&quot;x&quot;;&quot;&quot;))">
            <text:p/>
          </table:table-cell>
          <table:table-cell table:style-name="ce9" table:formula="of:=IF(AND([.$B11]=WEEKNUM(TODAY();1);[.G$2]=WEEKDAY(TODAY());MOD(ROW();2)=0);&quot;✓&quot;;IF(AND([.$B11]=WEEKNUM(TODAY();1);[.G$2]=WEEKDAY(TODAY());MOD(ROW();2)&lt;&gt;0);&quot;x&quot;;&quot;&quot;))">
            <text:p/>
          </table:table-cell>
          <table:table-cell table:style-name="ce8" table:formula="of:=IF(AND([.$B11]=WEEKNUM(TODAY();1);[.H$2]=WEEKDAY(TODAY());MOD(ROW();2)=0);&quot;✓&quot;;IF(AND([.$B11]=WEEKNUM(TODAY();1);[.H$2]=WEEKDAY(TODAY());MOD(ROW();2)&lt;&gt;0);&quot;x&quot;;&quot;&quot;))">
            <text:p/>
          </table:table-cell>
          <table:table-cell table:style-name="ce9" table:formula="of:=IF(AND([.$B1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2/25 22 Os Sacramentos</text:p>
          </table:table-cell>
          <table:table-cell/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IF(AND([.$B12]=WEEKNUM(TODAY();1);[.C$2]=WEEKDAY(TODAY());MOD(ROW();2)=0);&quot;✓&quot;;IF(AND([.$B12]=WEEKNUM(TODAY();1);[.C$2]=WEEKDAY(TODAY());MOD(ROW();2)&lt;&gt;0);&quot;x&quot;;&quot;&quot;))">
            <text:p/>
          </table:table-cell>
          <table:table-cell table:style-name="ce8" table:formula="of:=IF(AND([.$B12]=WEEKNUM(TODAY();1);[.D$2]=WEEKDAY(TODAY());MOD(ROW();2)=0);&quot;✓&quot;;IF(AND([.$B12]=WEEKNUM(TODAY();1);[.D$2]=WEEKDAY(TODAY());MOD(ROW();2)&lt;&gt;0);&quot;x&quot;;&quot;&quot;))">
            <text:p/>
          </table:table-cell>
          <table:table-cell table:style-name="ce9" table:formula="of:=IF(AND([.$B12]=WEEKNUM(TODAY();1);[.E$2]=WEEKDAY(TODAY());MOD(ROW();2)=0);&quot;✓&quot;;IF(AND([.$B12]=WEEKNUM(TODAY();1);[.E$2]=WEEKDAY(TODAY());MOD(ROW();2)&lt;&gt;0);&quot;x&quot;;&quot;&quot;))">
            <text:p/>
          </table:table-cell>
          <table:table-cell table:style-name="ce8" table:formula="of:=IF(AND([.$B12]=WEEKNUM(TODAY();1);[.F$2]=WEEKDAY(TODAY());MOD(ROW();2)=0);&quot;✓&quot;;IF(AND([.$B12]=WEEKNUM(TODAY();1);[.F$2]=WEEKDAY(TODAY());MOD(ROW();2)&lt;&gt;0);&quot;x&quot;;&quot;&quot;))">
            <text:p/>
          </table:table-cell>
          <table:table-cell table:style-name="ce9" table:formula="of:=IF(AND([.$B12]=WEEKNUM(TODAY();1);[.G$2]=WEEKDAY(TODAY());MOD(ROW();2)=0);&quot;✓&quot;;IF(AND([.$B12]=WEEKNUM(TODAY();1);[.G$2]=WEEKDAY(TODAY());MOD(ROW();2)&lt;&gt;0);&quot;x&quot;;&quot;&quot;))">
            <text:p/>
          </table:table-cell>
          <table:table-cell table:style-name="ce8" table:formula="of:=IF(AND([.$B12]=WEEKNUM(TODAY();1);[.H$2]=WEEKDAY(TODAY());MOD(ROW();2)=0);&quot;✓&quot;;IF(AND([.$B12]=WEEKNUM(TODAY();1);[.H$2]=WEEKDAY(TODAY());MOD(ROW();2)&lt;&gt;0);&quot;x&quot;;&quot;&quot;))">
            <text:p/>
          </table:table-cell>
          <table:table-cell table:style-name="ce9" table:formula="of:=IF(AND([.$B1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2/03/25 23 O Batismo</text:p>
          </table:table-cell>
          <table:table-cell/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3" table:style-name="ce4" office:value-type="string" calcext:value-type="string">
            <text:p>f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1" calcext:value-type="float">
            <text:p>11</text:p>
          </table:table-cell>
          <table:table-cell table:style-name="ce5" table:formula="of:=IF(AND([.$B13]=WEEKNUM(TODAY();1);[.C$2]=WEEKDAY(TODAY());MOD(ROW();2)=0);&quot;✓&quot;;IF(AND([.$B13]=WEEKNUM(TODAY();1);[.C$2]=WEEKDAY(TODAY());MOD(ROW();2)&lt;&gt;0);&quot;x&quot;;&quot;&quot;))">
            <text:p/>
          </table:table-cell>
          <table:table-cell table:style-name="ce8" table:formula="of:=IF(AND([.$B13]=WEEKNUM(TODAY();1);[.D$2]=WEEKDAY(TODAY());MOD(ROW();2)=0);&quot;✓&quot;;IF(AND([.$B13]=WEEKNUM(TODAY();1);[.D$2]=WEEKDAY(TODAY());MOD(ROW();2)&lt;&gt;0);&quot;x&quot;;&quot;&quot;))">
            <text:p/>
          </table:table-cell>
          <table:table-cell table:style-name="ce9" table:formula="of:=IF(AND([.$B13]=WEEKNUM(TODAY();1);[.E$2]=WEEKDAY(TODAY());MOD(ROW();2)=0);&quot;✓&quot;;IF(AND([.$B13]=WEEKNUM(TODAY();1);[.E$2]=WEEKDAY(TODAY());MOD(ROW();2)&lt;&gt;0);&quot;x&quot;;&quot;&quot;))">
            <text:p/>
          </table:table-cell>
          <table:table-cell table:style-name="ce8" table:formula="of:=IF(AND([.$B13]=WEEKNUM(TODAY();1);[.F$2]=WEEKDAY(TODAY());MOD(ROW();2)=0);&quot;✓&quot;;IF(AND([.$B13]=WEEKNUM(TODAY();1);[.F$2]=WEEKDAY(TODAY());MOD(ROW();2)&lt;&gt;0);&quot;x&quot;;&quot;&quot;))">
            <text:p/>
          </table:table-cell>
          <table:table-cell table:style-name="ce9" table:formula="of:=IF(AND([.$B13]=WEEKNUM(TODAY();1);[.G$2]=WEEKDAY(TODAY());MOD(ROW();2)=0);&quot;✓&quot;;IF(AND([.$B13]=WEEKNUM(TODAY();1);[.G$2]=WEEKDAY(TODAY());MOD(ROW();2)&lt;&gt;0);&quot;x&quot;;&quot;&quot;))">
            <text:p/>
          </table:table-cell>
          <table:table-cell table:style-name="ce8" table:formula="of:=IF(AND([.$B13]=WEEKNUM(TODAY();1);[.H$2]=WEEKDAY(TODAY());MOD(ROW();2)=0);&quot;✓&quot;;IF(AND([.$B13]=WEEKNUM(TODAY();1);[.H$2]=WEEKDAY(TODAY());MOD(ROW();2)&lt;&gt;0);&quot;x&quot;;&quot;&quot;))">
            <text:p/>
          </table:table-cell>
          <table:table-cell table:style-name="ce9" table:formula="of:=IF(AND([.$B1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9/03/25 24 A Santa Ceia</text:p>
          </table:table-cell>
          <table:table-cell/>
          <table:table-cell table:number-columns-repeated="7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IF(AND([.$B14]=WEEKNUM(TODAY();1);[.C$2]=WEEKDAY(TODAY());MOD(ROW();2)=0);&quot;✓&quot;;IF(AND([.$B14]=WEEKNUM(TODAY();1);[.C$2]=WEEKDAY(TODAY());MOD(ROW();2)&lt;&gt;0);&quot;x&quot;;&quot;&quot;))">
            <text:p/>
          </table:table-cell>
          <table:table-cell table:style-name="ce8" table:formula="of:=IF(AND([.$B14]=WEEKNUM(TODAY();1);[.D$2]=WEEKDAY(TODAY());MOD(ROW();2)=0);&quot;✓&quot;;IF(AND([.$B14]=WEEKNUM(TODAY();1);[.D$2]=WEEKDAY(TODAY());MOD(ROW();2)&lt;&gt;0);&quot;x&quot;;&quot;&quot;))">
            <text:p/>
          </table:table-cell>
          <table:table-cell table:style-name="ce9" table:formula="of:=IF(AND([.$B14]=WEEKNUM(TODAY();1);[.E$2]=WEEKDAY(TODAY());MOD(ROW();2)=0);&quot;✓&quot;;IF(AND([.$B14]=WEEKNUM(TODAY();1);[.E$2]=WEEKDAY(TODAY());MOD(ROW();2)&lt;&gt;0);&quot;x&quot;;&quot;&quot;))">
            <text:p/>
          </table:table-cell>
          <table:table-cell table:style-name="ce8" table:formula="of:=IF(AND([.$B14]=WEEKNUM(TODAY();1);[.F$2]=WEEKDAY(TODAY());MOD(ROW();2)=0);&quot;✓&quot;;IF(AND([.$B14]=WEEKNUM(TODAY();1);[.F$2]=WEEKDAY(TODAY());MOD(ROW();2)&lt;&gt;0);&quot;x&quot;;&quot;&quot;))">
            <text:p/>
          </table:table-cell>
          <table:table-cell table:style-name="ce9" table:formula="of:=IF(AND([.$B14]=WEEKNUM(TODAY();1);[.G$2]=WEEKDAY(TODAY());MOD(ROW();2)=0);&quot;✓&quot;;IF(AND([.$B14]=WEEKNUM(TODAY();1);[.G$2]=WEEKDAY(TODAY());MOD(ROW();2)&lt;&gt;0);&quot;x&quot;;&quot;&quot;))">
            <text:p/>
          </table:table-cell>
          <table:table-cell table:style-name="ce8" table:formula="of:=IF(AND([.$B14]=WEEKNUM(TODAY();1);[.H$2]=WEEKDAY(TODAY());MOD(ROW();2)=0);&quot;✓&quot;;IF(AND([.$B14]=WEEKNUM(TODAY();1);[.H$2]=WEEKDAY(TODAY());MOD(ROW();2)&lt;&gt;0);&quot;x&quot;;&quot;&quot;))">
            <text:p/>
          </table:table-cell>
          <table:table-cell table:style-name="ce9" table:formula="of:=IF(AND([.$B1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6/03/25 25 Do governo da Igreja <text:s/>(pr. Dante)</text:p>
          </table:table-cell>
          <table:table-cell/>
          <table:table-cell table:number-columns-repeated="3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p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IF(AND([.$B15]=WEEKNUM(TODAY();1);[.C$2]=WEEKDAY(TODAY());MOD(ROW();2)=0);&quot;✓&quot;;IF(AND([.$B15]=WEEKNUM(TODAY();1);[.C$2]=WEEKDAY(TODAY());MOD(ROW();2)&lt;&gt;0);&quot;x&quot;;&quot;&quot;))">
            <text:p/>
          </table:table-cell>
          <table:table-cell table:style-name="ce8" table:formula="of:=IF(AND([.$B15]=WEEKNUM(TODAY();1);[.D$2]=WEEKDAY(TODAY());MOD(ROW();2)=0);&quot;✓&quot;;IF(AND([.$B15]=WEEKNUM(TODAY();1);[.D$2]=WEEKDAY(TODAY());MOD(ROW();2)&lt;&gt;0);&quot;x&quot;;&quot;&quot;))">
            <text:p/>
          </table:table-cell>
          <table:table-cell table:style-name="ce9" table:formula="of:=IF(AND([.$B15]=WEEKNUM(TODAY();1);[.E$2]=WEEKDAY(TODAY());MOD(ROW();2)=0);&quot;✓&quot;;IF(AND([.$B15]=WEEKNUM(TODAY();1);[.E$2]=WEEKDAY(TODAY());MOD(ROW();2)&lt;&gt;0);&quot;x&quot;;&quot;&quot;))">
            <text:p/>
          </table:table-cell>
          <table:table-cell table:style-name="ce8" table:formula="of:=IF(AND([.$B15]=WEEKNUM(TODAY();1);[.F$2]=WEEKDAY(TODAY());MOD(ROW();2)=0);&quot;✓&quot;;IF(AND([.$B15]=WEEKNUM(TODAY();1);[.F$2]=WEEKDAY(TODAY());MOD(ROW();2)&lt;&gt;0);&quot;x&quot;;&quot;&quot;))">
            <text:p/>
          </table:table-cell>
          <table:table-cell table:style-name="ce9" table:formula="of:=IF(AND([.$B15]=WEEKNUM(TODAY();1);[.G$2]=WEEKDAY(TODAY());MOD(ROW();2)=0);&quot;✓&quot;;IF(AND([.$B15]=WEEKNUM(TODAY();1);[.G$2]=WEEKDAY(TODAY());MOD(ROW();2)&lt;&gt;0);&quot;x&quot;;&quot;&quot;))">
            <text:p/>
          </table:table-cell>
          <table:table-cell table:style-name="ce8" table:formula="of:=IF(AND([.$B15]=WEEKNUM(TODAY();1);[.H$2]=WEEKDAY(TODAY());MOD(ROW();2)=0);&quot;✓&quot;;IF(AND([.$B15]=WEEKNUM(TODAY();1);[.H$2]=WEEKDAY(TODAY());MOD(ROW();2)&lt;&gt;0);&quot;x&quot;;&quot;&quot;))">
            <text:p/>
          </table:table-cell>
          <table:table-cell table:style-name="ce9" table:formula="of:=IF(AND([.$B1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3/03/25 x Aula conjunta</text:p>
          </table:table-cell>
          <table:table-cell table:number-columns-repeated="4"/>
          <table:table-cell table:style-name="ce4" table:number-columns-repeated="4"/>
          <table:table-cell table:number-columns-repeated="2" table:style-name="ce4" office:value-type="string" calcext:value-type="string">
            <text:p>-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r/abr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IF(AND([.$B16]=WEEKNUM(TODAY();1);[.C$2]=WEEKDAY(TODAY());MOD(ROW();2)=0);&quot;✓&quot;;IF(AND([.$B16]=WEEKNUM(TODAY();1);[.C$2]=WEEKDAY(TODAY());MOD(ROW();2)&lt;&gt;0);&quot;x&quot;;&quot;&quot;))">
            <text:p/>
          </table:table-cell>
          <table:table-cell table:style-name="ce8" table:formula="of:=IF(AND([.$B16]=WEEKNUM(TODAY();1);[.D$2]=WEEKDAY(TODAY());MOD(ROW();2)=0);&quot;✓&quot;;IF(AND([.$B16]=WEEKNUM(TODAY();1);[.D$2]=WEEKDAY(TODAY());MOD(ROW();2)&lt;&gt;0);&quot;x&quot;;&quot;&quot;))">
            <text:p/>
          </table:table-cell>
          <table:table-cell table:style-name="ce9" table:formula="of:=IF(AND([.$B16]=WEEKNUM(TODAY();1);[.E$2]=WEEKDAY(TODAY());MOD(ROW();2)=0);&quot;✓&quot;;IF(AND([.$B16]=WEEKNUM(TODAY();1);[.E$2]=WEEKDAY(TODAY());MOD(ROW();2)&lt;&gt;0);&quot;x&quot;;&quot;&quot;))">
            <text:p/>
          </table:table-cell>
          <table:table-cell table:style-name="ce8" table:formula="of:=IF(AND([.$B16]=WEEKNUM(TODAY();1);[.F$2]=WEEKDAY(TODAY());MOD(ROW();2)=0);&quot;✓&quot;;IF(AND([.$B16]=WEEKNUM(TODAY();1);[.F$2]=WEEKDAY(TODAY());MOD(ROW();2)&lt;&gt;0);&quot;x&quot;;&quot;&quot;))">
            <text:p/>
          </table:table-cell>
          <table:table-cell table:style-name="ce9" table:formula="of:=IF(AND([.$B16]=WEEKNUM(TODAY();1);[.G$2]=WEEKDAY(TODAY());MOD(ROW();2)=0);&quot;✓&quot;;IF(AND([.$B16]=WEEKNUM(TODAY();1);[.G$2]=WEEKDAY(TODAY());MOD(ROW();2)&lt;&gt;0);&quot;x&quot;;&quot;&quot;))">
            <text:p/>
          </table:table-cell>
          <table:table-cell table:style-name="ce8" table:formula="of:=IF(AND([.$B16]=WEEKNUM(TODAY();1);[.H$2]=WEEKDAY(TODAY());MOD(ROW();2)=0);&quot;✓&quot;;IF(AND([.$B16]=WEEKNUM(TODAY();1);[.H$2]=WEEKDAY(TODAY());MOD(ROW();2)&lt;&gt;0);&quot;x&quot;;&quot;&quot;))">
            <text:p/>
          </table:table-cell>
          <table:table-cell table:style-name="ce9" table:formula="of:=IF(AND([.$B1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0/03/25 26 Do dízimo e da mordomia cristã</text:p>
          </table:table-cell>
          <table:table-cell/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IF(AND([.$B17]=WEEKNUM(TODAY();1);[.C$2]=WEEKDAY(TODAY());MOD(ROW();2)=0);&quot;✓&quot;;IF(AND([.$B17]=WEEKNUM(TODAY();1);[.C$2]=WEEKDAY(TODAY());MOD(ROW();2)&lt;&gt;0);&quot;x&quot;;&quot;&quot;))">
            <text:p/>
          </table:table-cell>
          <table:table-cell table:style-name="ce8" table:formula="of:=IF(AND([.$B17]=WEEKNUM(TODAY();1);[.D$2]=WEEKDAY(TODAY());MOD(ROW();2)=0);&quot;✓&quot;;IF(AND([.$B17]=WEEKNUM(TODAY();1);[.D$2]=WEEKDAY(TODAY());MOD(ROW();2)&lt;&gt;0);&quot;x&quot;;&quot;&quot;))">
            <text:p/>
          </table:table-cell>
          <table:table-cell table:style-name="ce9" table:formula="of:=IF(AND([.$B17]=WEEKNUM(TODAY();1);[.E$2]=WEEKDAY(TODAY());MOD(ROW();2)=0);&quot;✓&quot;;IF(AND([.$B17]=WEEKNUM(TODAY();1);[.E$2]=WEEKDAY(TODAY());MOD(ROW();2)&lt;&gt;0);&quot;x&quot;;&quot;&quot;))">
            <text:p/>
          </table:table-cell>
          <table:table-cell table:style-name="ce8" table:formula="of:=IF(AND([.$B17]=WEEKNUM(TODAY();1);[.F$2]=WEEKDAY(TODAY());MOD(ROW();2)=0);&quot;✓&quot;;IF(AND([.$B17]=WEEKNUM(TODAY();1);[.F$2]=WEEKDAY(TODAY());MOD(ROW();2)&lt;&gt;0);&quot;x&quot;;&quot;&quot;))">
            <text:p/>
          </table:table-cell>
          <table:table-cell table:style-name="ce9" table:formula="of:=IF(AND([.$B17]=WEEKNUM(TODAY();1);[.G$2]=WEEKDAY(TODAY());MOD(ROW();2)=0);&quot;✓&quot;;IF(AND([.$B17]=WEEKNUM(TODAY();1);[.G$2]=WEEKDAY(TODAY());MOD(ROW();2)&lt;&gt;0);&quot;x&quot;;&quot;&quot;))">
            <text:p/>
          </table:table-cell>
          <table:table-cell table:style-name="ce8" table:formula="of:=IF(AND([.$B17]=WEEKNUM(TODAY();1);[.H$2]=WEEKDAY(TODAY());MOD(ROW();2)=0);&quot;✓&quot;;IF(AND([.$B17]=WEEKNUM(TODAY();1);[.H$2]=WEEKDAY(TODAY());MOD(ROW();2)&lt;&gt;0);&quot;x&quot;;&quot;&quot;))">
            <text:p/>
          </table:table-cell>
          <table:table-cell table:style-name="ce9" table:formula="of:=IF(AND([.$B1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4/25 27 Da disciplina eclesiástica</text:p>
          </table:table-cell>
          <table:table-cell/>
          <table:table-cell table:number-columns-repeated="3" table:style-name="ce1" office:value-type="string" calcext:value-type="string">
            <text:p>p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IF(AND([.$B18]=WEEKNUM(TODAY();1);[.C$2]=WEEKDAY(TODAY());MOD(ROW();2)=0);&quot;✓&quot;;IF(AND([.$B18]=WEEKNUM(TODAY();1);[.C$2]=WEEKDAY(TODAY());MOD(ROW();2)&lt;&gt;0);&quot;x&quot;;&quot;&quot;))">
            <text:p/>
          </table:table-cell>
          <table:table-cell table:style-name="ce8" table:formula="of:=IF(AND([.$B18]=WEEKNUM(TODAY();1);[.D$2]=WEEKDAY(TODAY());MOD(ROW();2)=0);&quot;✓&quot;;IF(AND([.$B18]=WEEKNUM(TODAY();1);[.D$2]=WEEKDAY(TODAY());MOD(ROW();2)&lt;&gt;0);&quot;x&quot;;&quot;&quot;))">
            <text:p/>
          </table:table-cell>
          <table:table-cell table:style-name="ce9" table:formula="of:=IF(AND([.$B18]=WEEKNUM(TODAY();1);[.E$2]=WEEKDAY(TODAY());MOD(ROW();2)=0);&quot;✓&quot;;IF(AND([.$B18]=WEEKNUM(TODAY();1);[.E$2]=WEEKDAY(TODAY());MOD(ROW();2)&lt;&gt;0);&quot;x&quot;;&quot;&quot;))">
            <text:p/>
          </table:table-cell>
          <table:table-cell table:style-name="ce8" table:formula="of:=IF(AND([.$B18]=WEEKNUM(TODAY();1);[.F$2]=WEEKDAY(TODAY());MOD(ROW();2)=0);&quot;✓&quot;;IF(AND([.$B18]=WEEKNUM(TODAY();1);[.F$2]=WEEKDAY(TODAY());MOD(ROW();2)&lt;&gt;0);&quot;x&quot;;&quot;&quot;))">
            <text:p/>
          </table:table-cell>
          <table:table-cell table:style-name="ce9" table:formula="of:=IF(AND([.$B18]=WEEKNUM(TODAY();1);[.G$2]=WEEKDAY(TODAY());MOD(ROW();2)=0);&quot;✓&quot;;IF(AND([.$B18]=WEEKNUM(TODAY();1);[.G$2]=WEEKDAY(TODAY());MOD(ROW();2)&lt;&gt;0);&quot;x&quot;;&quot;&quot;))">
            <text:p/>
          </table:table-cell>
          <table:table-cell table:style-name="ce8" table:formula="of:=IF(AND([.$B18]=WEEKNUM(TODAY();1);[.H$2]=WEEKDAY(TODAY());MOD(ROW();2)=0);&quot;✓&quot;;IF(AND([.$B18]=WEEKNUM(TODAY();1);[.H$2]=WEEKDAY(TODAY());MOD(ROW();2)&lt;&gt;0);&quot;x&quot;;&quot;&quot;))">
            <text:p/>
          </table:table-cell>
          <table:table-cell table:style-name="ce9" table:formula="of:=IF(AND([.$B1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4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abr</text:p>
          </table:table-cell>
          <table:table-cell table:style-name="ce3" office:value-type="float" office:value="17" calcext:value-type="float">
            <text:p>17</text:p>
          </table:table-cell>
          <table:table-cell table:style-name="ce5" table:formula="of:=IF(AND([.$B19]=WEEKNUM(TODAY();1);[.C$2]=WEEKDAY(TODAY());MOD(ROW();2)=0);&quot;✓&quot;;IF(AND([.$B19]=WEEKNUM(TODAY();1);[.C$2]=WEEKDAY(TODAY());MOD(ROW();2)&lt;&gt;0);&quot;x&quot;;&quot;&quot;))">
            <text:p/>
          </table:table-cell>
          <table:table-cell table:style-name="ce8" table:formula="of:=IF(AND([.$B19]=WEEKNUM(TODAY();1);[.D$2]=WEEKDAY(TODAY());MOD(ROW();2)=0);&quot;✓&quot;;IF(AND([.$B19]=WEEKNUM(TODAY();1);[.D$2]=WEEKDAY(TODAY());MOD(ROW();2)&lt;&gt;0);&quot;x&quot;;&quot;&quot;))">
            <text:p/>
          </table:table-cell>
          <table:table-cell table:style-name="ce9" table:formula="of:=IF(AND([.$B19]=WEEKNUM(TODAY();1);[.E$2]=WEEKDAY(TODAY());MOD(ROW();2)=0);&quot;✓&quot;;IF(AND([.$B19]=WEEKNUM(TODAY();1);[.E$2]=WEEKDAY(TODAY());MOD(ROW();2)&lt;&gt;0);&quot;x&quot;;&quot;&quot;))">
            <text:p/>
          </table:table-cell>
          <table:table-cell table:style-name="ce8" table:formula="of:=IF(AND([.$B19]=WEEKNUM(TODAY();1);[.F$2]=WEEKDAY(TODAY());MOD(ROW();2)=0);&quot;✓&quot;;IF(AND([.$B19]=WEEKNUM(TODAY();1);[.F$2]=WEEKDAY(TODAY());MOD(ROW();2)&lt;&gt;0);&quot;x&quot;;&quot;&quot;))">
            <text:p/>
          </table:table-cell>
          <table:table-cell table:style-name="ce9" table:formula="of:=IF(AND([.$B19]=WEEKNUM(TODAY();1);[.G$2]=WEEKDAY(TODAY());MOD(ROW();2)=0);&quot;✓&quot;;IF(AND([.$B19]=WEEKNUM(TODAY();1);[.G$2]=WEEKDAY(TODAY());MOD(ROW();2)&lt;&gt;0);&quot;x&quot;;&quot;&quot;))">
            <text:p/>
          </table:table-cell>
          <table:table-cell table:style-name="ce8" table:formula="of:=IF(AND([.$B19]=WEEKNUM(TODAY();1);[.H$2]=WEEKDAY(TODAY());MOD(ROW();2)=0);&quot;✓&quot;;IF(AND([.$B19]=WEEKNUM(TODAY();1);[.H$2]=WEEKDAY(TODAY());MOD(ROW();2)&lt;&gt;0);&quot;x&quot;;&quot;&quot;))">
            <text:p/>
          </table:table-cell>
          <table:table-cell table:style-name="ce9" table:formula="of:=IF(AND([.$B1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4/25 x Domingo de Páscoa</text:p>
          </table:table-cell>
          <table:table-cell table:number-columns-repeated="4"/>
          <table:table-cell table:style-name="ce4" table:number-columns-repeated="6"/>
          <table:table-cell table:number-columns-repeated="1003"/>
        </table:table-row>
        <table:table-row table:style-name="ro2">
          <table:table-cell table:style-name="ce1" office:value-type="string" calcext:value-type="string">
            <text:p>abr/mai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IF(AND([.$B20]=WEEKNUM(TODAY();1);[.C$2]=WEEKDAY(TODAY());MOD(ROW();2)=0);&quot;✓&quot;;IF(AND([.$B20]=WEEKNUM(TODAY();1);[.C$2]=WEEKDAY(TODAY());MOD(ROW();2)&lt;&gt;0);&quot;x&quot;;&quot;&quot;))">
            <text:p/>
          </table:table-cell>
          <table:table-cell table:style-name="ce8" table:formula="of:=IF(AND([.$B20]=WEEKNUM(TODAY();1);[.D$2]=WEEKDAY(TODAY());MOD(ROW();2)=0);&quot;✓&quot;;IF(AND([.$B20]=WEEKNUM(TODAY();1);[.D$2]=WEEKDAY(TODAY());MOD(ROW();2)&lt;&gt;0);&quot;x&quot;;&quot;&quot;))">
            <text:p/>
          </table:table-cell>
          <table:table-cell table:style-name="ce9" table:formula="of:=IF(AND([.$B20]=WEEKNUM(TODAY();1);[.E$2]=WEEKDAY(TODAY());MOD(ROW();2)=0);&quot;✓&quot;;IF(AND([.$B20]=WEEKNUM(TODAY();1);[.E$2]=WEEKDAY(TODAY());MOD(ROW();2)&lt;&gt;0);&quot;x&quot;;&quot;&quot;))">
            <text:p/>
          </table:table-cell>
          <table:table-cell table:style-name="ce8" table:formula="of:=IF(AND([.$B20]=WEEKNUM(TODAY();1);[.F$2]=WEEKDAY(TODAY());MOD(ROW();2)=0);&quot;✓&quot;;IF(AND([.$B20]=WEEKNUM(TODAY();1);[.F$2]=WEEKDAY(TODAY());MOD(ROW();2)&lt;&gt;0);&quot;x&quot;;&quot;&quot;))">
            <text:p/>
          </table:table-cell>
          <table:table-cell table:style-name="ce9" table:formula="of:=IF(AND([.$B20]=WEEKNUM(TODAY();1);[.G$2]=WEEKDAY(TODAY());MOD(ROW();2)=0);&quot;✓&quot;;IF(AND([.$B20]=WEEKNUM(TODAY();1);[.G$2]=WEEKDAY(TODAY());MOD(ROW();2)&lt;&gt;0);&quot;x&quot;;&quot;&quot;))">
            <text:p/>
          </table:table-cell>
          <table:table-cell table:style-name="ce8" table:formula="of:=IF(AND([.$B20]=WEEKNUM(TODAY();1);[.H$2]=WEEKDAY(TODAY());MOD(ROW();2)=0);&quot;✓&quot;;IF(AND([.$B20]=WEEKNUM(TODAY();1);[.H$2]=WEEKDAY(TODAY());MOD(ROW();2)&lt;&gt;0);&quot;x&quot;;&quot;&quot;))">
            <text:p/>
          </table:table-cell>
          <table:table-cell table:style-name="ce9" table:formula="of:=IF(AND([.$B2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4/25 x Acampamento 60 anos</text:p>
          </table:table-cell>
          <table:table-cell table:number-columns-repeated="8"/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mai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formula="of:=IF(AND([.$B21]=WEEKNUM(TODAY();1);[.C$2]=WEEKDAY(TODAY());MOD(ROW();2)=0);&quot;✓&quot;;IF(AND([.$B21]=WEEKNUM(TODAY();1);[.C$2]=WEEKDAY(TODAY());MOD(ROW();2)&lt;&gt;0);&quot;x&quot;;&quot;&quot;))">
            <text:p/>
          </table:table-cell>
          <table:table-cell table:style-name="ce8" table:formula="of:=IF(AND([.$B21]=WEEKNUM(TODAY();1);[.D$2]=WEEKDAY(TODAY());MOD(ROW();2)=0);&quot;✓&quot;;IF(AND([.$B21]=WEEKNUM(TODAY();1);[.D$2]=WEEKDAY(TODAY());MOD(ROW();2)&lt;&gt;0);&quot;x&quot;;&quot;&quot;))">
            <text:p/>
          </table:table-cell>
          <table:table-cell table:style-name="ce9" table:formula="of:=IF(AND([.$B21]=WEEKNUM(TODAY();1);[.E$2]=WEEKDAY(TODAY());MOD(ROW();2)=0);&quot;✓&quot;;IF(AND([.$B21]=WEEKNUM(TODAY();1);[.E$2]=WEEKDAY(TODAY());MOD(ROW();2)&lt;&gt;0);&quot;x&quot;;&quot;&quot;))">
            <text:p/>
          </table:table-cell>
          <table:table-cell table:style-name="ce8" table:formula="of:=IF(AND([.$B21]=WEEKNUM(TODAY();1);[.F$2]=WEEKDAY(TODAY());MOD(ROW();2)=0);&quot;✓&quot;;IF(AND([.$B21]=WEEKNUM(TODAY();1);[.F$2]=WEEKDAY(TODAY());MOD(ROW();2)&lt;&gt;0);&quot;x&quot;;&quot;&quot;))">
            <text:p/>
          </table:table-cell>
          <table:table-cell table:style-name="ce9" table:formula="of:=IF(AND([.$B21]=WEEKNUM(TODAY();1);[.G$2]=WEEKDAY(TODAY());MOD(ROW();2)=0);&quot;✓&quot;;IF(AND([.$B21]=WEEKNUM(TODAY();1);[.G$2]=WEEKDAY(TODAY());MOD(ROW();2)&lt;&gt;0);&quot;x&quot;;&quot;&quot;))">
            <text:p/>
          </table:table-cell>
          <table:table-cell table:style-name="ce8" table:formula="of:=IF(AND([.$B21]=WEEKNUM(TODAY();1);[.H$2]=WEEKDAY(TODAY());MOD(ROW();2)=0);&quot;✓&quot;;IF(AND([.$B21]=WEEKNUM(TODAY();1);[.H$2]=WEEKDAY(TODAY());MOD(ROW();2)&lt;&gt;0);&quot;x&quot;;&quot;&quot;))">
            <text:p/>
          </table:table-cell>
          <table:table-cell table:style-name="ce9" table:formula="of:=IF(AND([.$B2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4/05/25 1 Da pública profissão de fé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p</text:p>
          </table:table-cell>
          <table:table-cell table:style-name="ce4"/>
          <table:table-cell table:number-columns-repeated="3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mai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IF(AND([.$B22]=WEEKNUM(TODAY();1);[.C$2]=WEEKDAY(TODAY());MOD(ROW();2)=0);&quot;✓&quot;;IF(AND([.$B22]=WEEKNUM(TODAY();1);[.C$2]=WEEKDAY(TODAY());MOD(ROW();2)&lt;&gt;0);&quot;x&quot;;&quot;&quot;))">
            <text:p/>
          </table:table-cell>
          <table:table-cell table:style-name="ce8" table:formula="of:=IF(AND([.$B22]=WEEKNUM(TODAY();1);[.D$2]=WEEKDAY(TODAY());MOD(ROW();2)=0);&quot;✓&quot;;IF(AND([.$B22]=WEEKNUM(TODAY();1);[.D$2]=WEEKDAY(TODAY());MOD(ROW();2)&lt;&gt;0);&quot;x&quot;;&quot;&quot;))">
            <text:p/>
          </table:table-cell>
          <table:table-cell table:style-name="ce9" table:formula="of:=IF(AND([.$B22]=WEEKNUM(TODAY();1);[.E$2]=WEEKDAY(TODAY());MOD(ROW();2)=0);&quot;✓&quot;;IF(AND([.$B22]=WEEKNUM(TODAY();1);[.E$2]=WEEKDAY(TODAY());MOD(ROW();2)&lt;&gt;0);&quot;x&quot;;&quot;&quot;))">
            <text:p/>
          </table:table-cell>
          <table:table-cell table:style-name="ce8" table:formula="of:=IF(AND([.$B22]=WEEKNUM(TODAY();1);[.F$2]=WEEKDAY(TODAY());MOD(ROW();2)=0);&quot;✓&quot;;IF(AND([.$B22]=WEEKNUM(TODAY();1);[.F$2]=WEEKDAY(TODAY());MOD(ROW();2)&lt;&gt;0);&quot;x&quot;;&quot;&quot;))">
            <text:p/>
          </table:table-cell>
          <table:table-cell table:style-name="ce9" table:formula="of:=IF(AND([.$B22]=WEEKNUM(TODAY();1);[.G$2]=WEEKDAY(TODAY());MOD(ROW();2)=0);&quot;✓&quot;;IF(AND([.$B22]=WEEKNUM(TODAY();1);[.G$2]=WEEKDAY(TODAY());MOD(ROW();2)&lt;&gt;0);&quot;x&quot;;&quot;&quot;))">
            <text:p/>
          </table:table-cell>
          <table:table-cell table:style-name="ce8" table:formula="of:=IF(AND([.$B22]=WEEKNUM(TODAY();1);[.H$2]=WEEKDAY(TODAY());MOD(ROW();2)=0);&quot;✓&quot;;IF(AND([.$B22]=WEEKNUM(TODAY();1);[.H$2]=WEEKDAY(TODAY());MOD(ROW();2)&lt;&gt;0);&quot;x&quot;;&quot;&quot;))">
            <text:p/>
          </table:table-cell>
          <table:table-cell table:style-name="ce9" table:formula="of:=IF(AND([.$B2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1/05/25 2 Das sagradas Escritura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5"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IF(AND([.$B23]=WEEKNUM(TODAY();1);[.C$2]=WEEKDAY(TODAY());MOD(ROW();2)=0);&quot;✓&quot;;IF(AND([.$B23]=WEEKNUM(TODAY();1);[.C$2]=WEEKDAY(TODAY());MOD(ROW();2)&lt;&gt;0);&quot;x&quot;;&quot;&quot;))">
            <text:p/>
          </table:table-cell>
          <table:table-cell table:style-name="ce8" table:formula="of:=IF(AND([.$B23]=WEEKNUM(TODAY();1);[.D$2]=WEEKDAY(TODAY());MOD(ROW();2)=0);&quot;✓&quot;;IF(AND([.$B23]=WEEKNUM(TODAY();1);[.D$2]=WEEKDAY(TODAY());MOD(ROW();2)&lt;&gt;0);&quot;x&quot;;&quot;&quot;))">
            <text:p/>
          </table:table-cell>
          <table:table-cell table:style-name="ce9" table:formula="of:=IF(AND([.$B23]=WEEKNUM(TODAY();1);[.E$2]=WEEKDAY(TODAY());MOD(ROW();2)=0);&quot;✓&quot;;IF(AND([.$B23]=WEEKNUM(TODAY();1);[.E$2]=WEEKDAY(TODAY());MOD(ROW();2)&lt;&gt;0);&quot;x&quot;;&quot;&quot;))">
            <text:p/>
          </table:table-cell>
          <table:table-cell table:style-name="ce8" table:formula="of:=IF(AND([.$B23]=WEEKNUM(TODAY();1);[.F$2]=WEEKDAY(TODAY());MOD(ROW();2)=0);&quot;✓&quot;;IF(AND([.$B23]=WEEKNUM(TODAY();1);[.F$2]=WEEKDAY(TODAY());MOD(ROW();2)&lt;&gt;0);&quot;x&quot;;&quot;&quot;))">
            <text:p/>
          </table:table-cell>
          <table:table-cell table:style-name="ce9" table:formula="of:=IF(AND([.$B23]=WEEKNUM(TODAY();1);[.G$2]=WEEKDAY(TODAY());MOD(ROW();2)=0);&quot;✓&quot;;IF(AND([.$B23]=WEEKNUM(TODAY();1);[.G$2]=WEEKDAY(TODAY());MOD(ROW();2)&lt;&gt;0);&quot;x&quot;;&quot;&quot;))">
            <text:p/>
          </table:table-cell>
          <table:table-cell table:style-name="ce8" table:formula="of:=IF(AND([.$B23]=WEEKNUM(TODAY();1);[.H$2]=WEEKDAY(TODAY());MOD(ROW();2)=0);&quot;✓&quot;;IF(AND([.$B23]=WEEKNUM(TODAY();1);[.H$2]=WEEKDAY(TODAY());MOD(ROW();2)&lt;&gt;0);&quot;x&quot;;&quot;&quot;))">
            <text:p/>
          </table:table-cell>
          <table:table-cell table:style-name="ce9" table:formula="of:=IF(AND([.$B2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8/05/25 x ( #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IF(AND([.$B24]=WEEKNUM(TODAY();1);[.C$2]=WEEKDAY(TODAY());MOD(ROW();2)=0);&quot;✓&quot;;IF(AND([.$B24]=WEEKNUM(TODAY();1);[.C$2]=WEEKDAY(TODAY());MOD(ROW();2)&lt;&gt;0);&quot;x&quot;;&quot;&quot;))">
            <text:p/>
          </table:table-cell>
          <table:table-cell table:style-name="ce8" table:formula="of:=IF(AND([.$B24]=WEEKNUM(TODAY();1);[.D$2]=WEEKDAY(TODAY());MOD(ROW();2)=0);&quot;✓&quot;;IF(AND([.$B24]=WEEKNUM(TODAY();1);[.D$2]=WEEKDAY(TODAY());MOD(ROW();2)&lt;&gt;0);&quot;x&quot;;&quot;&quot;))">
            <text:p/>
          </table:table-cell>
          <table:table-cell table:style-name="ce9" table:formula="of:=IF(AND([.$B24]=WEEKNUM(TODAY();1);[.E$2]=WEEKDAY(TODAY());MOD(ROW();2)=0);&quot;✓&quot;;IF(AND([.$B24]=WEEKNUM(TODAY();1);[.E$2]=WEEKDAY(TODAY());MOD(ROW();2)&lt;&gt;0);&quot;x&quot;;&quot;&quot;))">
            <text:p/>
          </table:table-cell>
          <table:table-cell table:style-name="ce8" table:formula="of:=IF(AND([.$B24]=WEEKNUM(TODAY();1);[.F$2]=WEEKDAY(TODAY());MOD(ROW();2)=0);&quot;✓&quot;;IF(AND([.$B24]=WEEKNUM(TODAY();1);[.F$2]=WEEKDAY(TODAY());MOD(ROW();2)&lt;&gt;0);&quot;x&quot;;&quot;&quot;))">
            <text:p/>
          </table:table-cell>
          <table:table-cell table:style-name="ce9" table:formula="of:=IF(AND([.$B24]=WEEKNUM(TODAY();1);[.G$2]=WEEKDAY(TODAY());MOD(ROW();2)=0);&quot;✓&quot;;IF(AND([.$B24]=WEEKNUM(TODAY();1);[.G$2]=WEEKDAY(TODAY());MOD(ROW();2)&lt;&gt;0);&quot;x&quot;;&quot;&quot;))">
            <text:p/>
          </table:table-cell>
          <table:table-cell table:style-name="ce8" table:formula="of:=IF(AND([.$B24]=WEEKNUM(TODAY();1);[.H$2]=WEEKDAY(TODAY());MOD(ROW();2)=0);&quot;✓&quot;;IF(AND([.$B24]=WEEKNUM(TODAY();1);[.H$2]=WEEKDAY(TODAY());MOD(ROW();2)&lt;&gt;0);&quot;x&quot;;&quot;&quot;))">
            <text:p/>
          </table:table-cell>
          <table:table-cell table:style-name="ce9" table:formula="of:=IF(AND([.$B2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5/05/25 3 Da Trindade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number-columns-repeated="6" table:style-name="ce4" office:value-type="string" calcext:value-type="string">
            <text:p>p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IF(AND([.$B25]=WEEKNUM(TODAY();1);[.C$2]=WEEKDAY(TODAY());MOD(ROW();2)=0);&quot;✓&quot;;IF(AND([.$B25]=WEEKNUM(TODAY();1);[.C$2]=WEEKDAY(TODAY());MOD(ROW();2)&lt;&gt;0);&quot;x&quot;;&quot;&quot;))">
            <text:p/>
          </table:table-cell>
          <table:table-cell table:style-name="ce8" table:formula="of:=IF(AND([.$B25]=WEEKNUM(TODAY();1);[.D$2]=WEEKDAY(TODAY());MOD(ROW();2)=0);&quot;✓&quot;;IF(AND([.$B25]=WEEKNUM(TODAY();1);[.D$2]=WEEKDAY(TODAY());MOD(ROW();2)&lt;&gt;0);&quot;x&quot;;&quot;&quot;))">
            <text:p/>
          </table:table-cell>
          <table:table-cell table:style-name="ce9" table:formula="of:=IF(AND([.$B25]=WEEKNUM(TODAY();1);[.E$2]=WEEKDAY(TODAY());MOD(ROW();2)=0);&quot;✓&quot;;IF(AND([.$B25]=WEEKNUM(TODAY();1);[.E$2]=WEEKDAY(TODAY());MOD(ROW();2)&lt;&gt;0);&quot;x&quot;;&quot;&quot;))">
            <text:p/>
          </table:table-cell>
          <table:table-cell table:style-name="ce8" table:formula="of:=IF(AND([.$B25]=WEEKNUM(TODAY();1);[.F$2]=WEEKDAY(TODAY());MOD(ROW();2)=0);&quot;✓&quot;;IF(AND([.$B25]=WEEKNUM(TODAY();1);[.F$2]=WEEKDAY(TODAY());MOD(ROW();2)&lt;&gt;0);&quot;x&quot;;&quot;&quot;))">
            <text:p/>
          </table:table-cell>
          <table:table-cell table:style-name="ce9" table:formula="of:=IF(AND([.$B25]=WEEKNUM(TODAY();1);[.G$2]=WEEKDAY(TODAY());MOD(ROW();2)=0);&quot;✓&quot;;IF(AND([.$B25]=WEEKNUM(TODAY();1);[.G$2]=WEEKDAY(TODAY());MOD(ROW();2)&lt;&gt;0);&quot;x&quot;;&quot;&quot;))">
            <text:p/>
          </table:table-cell>
          <table:table-cell table:style-name="ce8" table:formula="of:=IF(AND([.$B25]=WEEKNUM(TODAY();1);[.H$2]=WEEKDAY(TODAY());MOD(ROW();2)=0);&quot;✓&quot;;IF(AND([.$B25]=WEEKNUM(TODAY();1);[.H$2]=WEEKDAY(TODAY());MOD(ROW();2)&lt;&gt;0);&quot;x&quot;;&quot;&quot;))">
            <text:p/>
          </table:table-cell>
          <table:table-cell table:style-name="ce9" table:formula="of:=IF(AND([.$B2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1/06/25 4 A existência de Deus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n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IF(AND([.$B26]=WEEKNUM(TODAY();1);[.C$2]=WEEKDAY(TODAY());MOD(ROW();2)=0);&quot;✓&quot;;IF(AND([.$B26]=WEEKNUM(TODAY();1);[.C$2]=WEEKDAY(TODAY());MOD(ROW();2)&lt;&gt;0);&quot;x&quot;;&quot;&quot;))">
            <text:p/>
          </table:table-cell>
          <table:table-cell table:style-name="ce8" table:formula="of:=IF(AND([.$B26]=WEEKNUM(TODAY();1);[.D$2]=WEEKDAY(TODAY());MOD(ROW();2)=0);&quot;✓&quot;;IF(AND([.$B26]=WEEKNUM(TODAY();1);[.D$2]=WEEKDAY(TODAY());MOD(ROW();2)&lt;&gt;0);&quot;x&quot;;&quot;&quot;))">
            <text:p/>
          </table:table-cell>
          <table:table-cell table:style-name="ce9" table:formula="of:=IF(AND([.$B26]=WEEKNUM(TODAY();1);[.E$2]=WEEKDAY(TODAY());MOD(ROW();2)=0);&quot;✓&quot;;IF(AND([.$B26]=WEEKNUM(TODAY();1);[.E$2]=WEEKDAY(TODAY());MOD(ROW();2)&lt;&gt;0);&quot;x&quot;;&quot;&quot;))">
            <text:p/>
          </table:table-cell>
          <table:table-cell table:style-name="ce8" table:formula="of:=IF(AND([.$B26]=WEEKNUM(TODAY();1);[.F$2]=WEEKDAY(TODAY());MOD(ROW();2)=0);&quot;✓&quot;;IF(AND([.$B26]=WEEKNUM(TODAY();1);[.F$2]=WEEKDAY(TODAY());MOD(ROW();2)&lt;&gt;0);&quot;x&quot;;&quot;&quot;))">
            <text:p/>
          </table:table-cell>
          <table:table-cell table:style-name="ce9" table:formula="of:=IF(AND([.$B26]=WEEKNUM(TODAY();1);[.G$2]=WEEKDAY(TODAY());MOD(ROW();2)=0);&quot;✓&quot;;IF(AND([.$B26]=WEEKNUM(TODAY();1);[.G$2]=WEEKDAY(TODAY());MOD(ROW();2)&lt;&gt;0);&quot;x&quot;;&quot;&quot;))">
            <text:p/>
          </table:table-cell>
          <table:table-cell table:style-name="ce8" table:formula="of:=IF(AND([.$B26]=WEEKNUM(TODAY();1);[.H$2]=WEEKDAY(TODAY());MOD(ROW();2)=0);&quot;✓&quot;;IF(AND([.$B26]=WEEKNUM(TODAY();1);[.H$2]=WEEKDAY(TODAY());MOD(ROW();2)&lt;&gt;0);&quot;x&quot;;&quot;&quot;))">
            <text:p/>
          </table:table-cell>
          <table:table-cell table:style-name="ce9" table:formula="of:=IF(AND([.$B2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8/06/25 5 A divindad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n/jul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IF(AND([.$B27]=WEEKNUM(TODAY();1);[.C$2]=WEEKDAY(TODAY());MOD(ROW();2)=0);&quot;✓&quot;;IF(AND([.$B27]=WEEKNUM(TODAY();1);[.C$2]=WEEKDAY(TODAY());MOD(ROW();2)&lt;&gt;0);&quot;x&quot;;&quot;&quot;))">
            <text:p/>
          </table:table-cell>
          <table:table-cell table:style-name="ce8" table:formula="of:=IF(AND([.$B27]=WEEKNUM(TODAY();1);[.D$2]=WEEKDAY(TODAY());MOD(ROW();2)=0);&quot;✓&quot;;IF(AND([.$B27]=WEEKNUM(TODAY();1);[.D$2]=WEEKDAY(TODAY());MOD(ROW();2)&lt;&gt;0);&quot;x&quot;;&quot;&quot;))">
            <text:p/>
          </table:table-cell>
          <table:table-cell table:style-name="ce9" table:formula="of:=IF(AND([.$B27]=WEEKNUM(TODAY();1);[.E$2]=WEEKDAY(TODAY());MOD(ROW();2)=0);&quot;✓&quot;;IF(AND([.$B27]=WEEKNUM(TODAY();1);[.E$2]=WEEKDAY(TODAY());MOD(ROW();2)&lt;&gt;0);&quot;x&quot;;&quot;&quot;))">
            <text:p/>
          </table:table-cell>
          <table:table-cell table:style-name="ce8" table:formula="of:=IF(AND([.$B27]=WEEKNUM(TODAY();1);[.F$2]=WEEKDAY(TODAY());MOD(ROW();2)=0);&quot;✓&quot;;IF(AND([.$B27]=WEEKNUM(TODAY();1);[.F$2]=WEEKDAY(TODAY());MOD(ROW();2)&lt;&gt;0);&quot;x&quot;;&quot;&quot;))">
            <text:p/>
          </table:table-cell>
          <table:table-cell table:style-name="ce9" table:formula="of:=IF(AND([.$B27]=WEEKNUM(TODAY();1);[.G$2]=WEEKDAY(TODAY());MOD(ROW();2)=0);&quot;✓&quot;;IF(AND([.$B27]=WEEKNUM(TODAY();1);[.G$2]=WEEKDAY(TODAY());MOD(ROW();2)&lt;&gt;0);&quot;x&quot;;&quot;&quot;))">
            <text:p/>
          </table:table-cell>
          <table:table-cell table:style-name="ce8" table:formula="of:=IF(AND([.$B27]=WEEKNUM(TODAY();1);[.H$2]=WEEKDAY(TODAY());MOD(ROW();2)=0);&quot;✓&quot;;IF(AND([.$B27]=WEEKNUM(TODAY();1);[.H$2]=WEEKDAY(TODAY());MOD(ROW();2)&lt;&gt;0);&quot;x&quot;;&quot;&quot;))">
            <text:p/>
          </table:table-cell>
          <table:table-cell table:style-name="ce9" table:formula="of:=IF(AND([.$B2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5/06/25 6 O senhori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formula="of:=IF(AND([.$B28]=WEEKNUM(TODAY();1);[.C$2]=WEEKDAY(TODAY());MOD(ROW();2)=0);&quot;✓&quot;;IF(AND([.$B28]=WEEKNUM(TODAY();1);[.C$2]=WEEKDAY(TODAY());MOD(ROW();2)&lt;&gt;0);&quot;x&quot;;&quot;&quot;))">
            <text:p/>
          </table:table-cell>
          <table:table-cell table:style-name="ce8" table:formula="of:=IF(AND([.$B28]=WEEKNUM(TODAY();1);[.D$2]=WEEKDAY(TODAY());MOD(ROW();2)=0);&quot;✓&quot;;IF(AND([.$B28]=WEEKNUM(TODAY();1);[.D$2]=WEEKDAY(TODAY());MOD(ROW();2)&lt;&gt;0);&quot;x&quot;;&quot;&quot;))">
            <text:p/>
          </table:table-cell>
          <table:table-cell table:style-name="ce9" table:formula="of:=IF(AND([.$B28]=WEEKNUM(TODAY();1);[.E$2]=WEEKDAY(TODAY());MOD(ROW();2)=0);&quot;✓&quot;;IF(AND([.$B28]=WEEKNUM(TODAY();1);[.E$2]=WEEKDAY(TODAY());MOD(ROW();2)&lt;&gt;0);&quot;x&quot;;&quot;&quot;))">
            <text:p/>
          </table:table-cell>
          <table:table-cell table:style-name="ce8" table:formula="of:=IF(AND([.$B28]=WEEKNUM(TODAY();1);[.F$2]=WEEKDAY(TODAY());MOD(ROW();2)=0);&quot;✓&quot;;IF(AND([.$B28]=WEEKNUM(TODAY();1);[.F$2]=WEEKDAY(TODAY());MOD(ROW();2)&lt;&gt;0);&quot;x&quot;;&quot;&quot;))">
            <text:p/>
          </table:table-cell>
          <table:table-cell table:style-name="ce9" table:formula="of:=IF(AND([.$B28]=WEEKNUM(TODAY();1);[.G$2]=WEEKDAY(TODAY());MOD(ROW();2)=0);&quot;✓&quot;;IF(AND([.$B28]=WEEKNUM(TODAY();1);[.G$2]=WEEKDAY(TODAY());MOD(ROW();2)&lt;&gt;0);&quot;x&quot;;&quot;&quot;))">
            <text:p/>
          </table:table-cell>
          <table:table-cell table:style-name="ce8" table:formula="of:=IF(AND([.$B28]=WEEKNUM(TODAY();1);[.H$2]=WEEKDAY(TODAY());MOD(ROW();2)=0);&quot;✓&quot;;IF(AND([.$B28]=WEEKNUM(TODAY();1);[.H$2]=WEEKDAY(TODAY());MOD(ROW();2)&lt;&gt;0);&quot;x&quot;;&quot;&quot;))">
            <text:p/>
          </table:table-cell>
          <table:table-cell table:style-name="ce9" table:formula="of:=IF(AND([.$B2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2/06/25 7 A encarnação de Jesus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IF(AND([.$B29]=WEEKNUM(TODAY();1);[.C$2]=WEEKDAY(TODAY());MOD(ROW();2)=0);&quot;✓&quot;;IF(AND([.$B29]=WEEKNUM(TODAY();1);[.C$2]=WEEKDAY(TODAY());MOD(ROW();2)&lt;&gt;0);&quot;x&quot;;&quot;&quot;))">
            <text:p/>
          </table:table-cell>
          <table:table-cell table:style-name="ce8" table:formula="of:=IF(AND([.$B29]=WEEKNUM(TODAY();1);[.D$2]=WEEKDAY(TODAY());MOD(ROW();2)=0);&quot;✓&quot;;IF(AND([.$B29]=WEEKNUM(TODAY();1);[.D$2]=WEEKDAY(TODAY());MOD(ROW();2)&lt;&gt;0);&quot;x&quot;;&quot;&quot;))">
            <text:p/>
          </table:table-cell>
          <table:table-cell table:style-name="ce9" table:formula="of:=IF(AND([.$B29]=WEEKNUM(TODAY();1);[.E$2]=WEEKDAY(TODAY());MOD(ROW();2)=0);&quot;✓&quot;;IF(AND([.$B29]=WEEKNUM(TODAY();1);[.E$2]=WEEKDAY(TODAY());MOD(ROW();2)&lt;&gt;0);&quot;x&quot;;&quot;&quot;))">
            <text:p/>
          </table:table-cell>
          <table:table-cell table:style-name="ce8" table:formula="of:=IF(AND([.$B29]=WEEKNUM(TODAY();1);[.F$2]=WEEKDAY(TODAY());MOD(ROW();2)=0);&quot;✓&quot;;IF(AND([.$B29]=WEEKNUM(TODAY();1);[.F$2]=WEEKDAY(TODAY());MOD(ROW();2)&lt;&gt;0);&quot;x&quot;;&quot;&quot;))">
            <text:p/>
          </table:table-cell>
          <table:table-cell table:style-name="ce9" table:formula="of:=IF(AND([.$B29]=WEEKNUM(TODAY();1);[.G$2]=WEEKDAY(TODAY());MOD(ROW();2)=0);&quot;✓&quot;;IF(AND([.$B29]=WEEKNUM(TODAY();1);[.G$2]=WEEKDAY(TODAY());MOD(ROW();2)&lt;&gt;0);&quot;x&quot;;&quot;&quot;))">
            <text:p/>
          </table:table-cell>
          <table:table-cell table:style-name="ce8" table:formula="of:=IF(AND([.$B29]=WEEKNUM(TODAY();1);[.H$2]=WEEKDAY(TODAY());MOD(ROW();2)=0);&quot;✓&quot;;IF(AND([.$B29]=WEEKNUM(TODAY();1);[.H$2]=WEEKDAY(TODAY());MOD(ROW();2)&lt;&gt;0);&quot;x&quot;;&quot;&quot;))">
            <text:p/>
          </table:table-cell>
          <table:table-cell table:style-name="ce9" table:formula="of:=IF(AND([.$B2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9/06/25 x ( *)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</text:p>
          </table:table-cell>
          <table:table-cell table:style-name="ce3" office:value-type="float" office:value="28" calcext:value-type="float">
            <text:p>28</text:p>
          </table:table-cell>
          <table:table-cell table:style-name="ce5" table:formula="of:=IF(AND([.$B30]=WEEKNUM(TODAY();1);[.C$2]=WEEKDAY(TODAY());MOD(ROW();2)=0);&quot;✓&quot;;IF(AND([.$B30]=WEEKNUM(TODAY();1);[.C$2]=WEEKDAY(TODAY());MOD(ROW();2)&lt;&gt;0);&quot;x&quot;;&quot;&quot;))">
            <text:p/>
          </table:table-cell>
          <table:table-cell table:style-name="ce8" table:formula="of:=IF(AND([.$B30]=WEEKNUM(TODAY();1);[.D$2]=WEEKDAY(TODAY());MOD(ROW();2)=0);&quot;✓&quot;;IF(AND([.$B30]=WEEKNUM(TODAY();1);[.D$2]=WEEKDAY(TODAY());MOD(ROW();2)&lt;&gt;0);&quot;x&quot;;&quot;&quot;))">
            <text:p/>
          </table:table-cell>
          <table:table-cell table:style-name="ce9" table:formula="of:=IF(AND([.$B30]=WEEKNUM(TODAY();1);[.E$2]=WEEKDAY(TODAY());MOD(ROW();2)=0);&quot;✓&quot;;IF(AND([.$B30]=WEEKNUM(TODAY();1);[.E$2]=WEEKDAY(TODAY());MOD(ROW();2)&lt;&gt;0);&quot;x&quot;;&quot;&quot;))">
            <text:p/>
          </table:table-cell>
          <table:table-cell table:style-name="ce8" table:formula="of:=IF(AND([.$B30]=WEEKNUM(TODAY();1);[.F$2]=WEEKDAY(TODAY());MOD(ROW();2)=0);&quot;✓&quot;;IF(AND([.$B30]=WEEKNUM(TODAY();1);[.F$2]=WEEKDAY(TODAY());MOD(ROW();2)&lt;&gt;0);&quot;x&quot;;&quot;&quot;))">
            <text:p/>
          </table:table-cell>
          <table:table-cell table:style-name="ce9" table:formula="of:=IF(AND([.$B30]=WEEKNUM(TODAY();1);[.G$2]=WEEKDAY(TODAY());MOD(ROW();2)=0);&quot;✓&quot;;IF(AND([.$B30]=WEEKNUM(TODAY();1);[.G$2]=WEEKDAY(TODAY());MOD(ROW();2)&lt;&gt;0);&quot;x&quot;;&quot;&quot;))">
            <text:p/>
          </table:table-cell>
          <table:table-cell table:style-name="ce8" table:formula="of:=IF(AND([.$B30]=WEEKNUM(TODAY();1);[.H$2]=WEEKDAY(TODAY());MOD(ROW();2)=0);&quot;✓&quot;;IF(AND([.$B30]=WEEKNUM(TODAY();1);[.H$2]=WEEKDAY(TODAY());MOD(ROW();2)&lt;&gt;0);&quot;x&quot;;&quot;&quot;))">
            <text:p/>
          </table:table-cell>
          <table:table-cell table:style-name="ce9" table:formula="of:=IF(AND([.$B3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6/07/25 8 A morte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jul/ago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IF(AND([.$B31]=WEEKNUM(TODAY();1);[.C$2]=WEEKDAY(TODAY());MOD(ROW();2)=0);&quot;✓&quot;;IF(AND([.$B31]=WEEKNUM(TODAY();1);[.C$2]=WEEKDAY(TODAY());MOD(ROW();2)&lt;&gt;0);&quot;x&quot;;&quot;&quot;))">
            <text:p/>
          </table:table-cell>
          <table:table-cell table:style-name="ce8" table:formula="of:=IF(AND([.$B31]=WEEKNUM(TODAY();1);[.D$2]=WEEKDAY(TODAY());MOD(ROW();2)=0);&quot;✓&quot;;IF(AND([.$B31]=WEEKNUM(TODAY();1);[.D$2]=WEEKDAY(TODAY());MOD(ROW();2)&lt;&gt;0);&quot;x&quot;;&quot;&quot;))">
            <text:p/>
          </table:table-cell>
          <table:table-cell table:style-name="ce9" table:formula="of:=IF(AND([.$B31]=WEEKNUM(TODAY();1);[.E$2]=WEEKDAY(TODAY());MOD(ROW();2)=0);&quot;✓&quot;;IF(AND([.$B31]=WEEKNUM(TODAY();1);[.E$2]=WEEKDAY(TODAY());MOD(ROW();2)&lt;&gt;0);&quot;x&quot;;&quot;&quot;))">
            <text:p/>
          </table:table-cell>
          <table:table-cell table:style-name="ce8" table:formula="of:=IF(AND([.$B31]=WEEKNUM(TODAY();1);[.F$2]=WEEKDAY(TODAY());MOD(ROW();2)=0);&quot;✓&quot;;IF(AND([.$B31]=WEEKNUM(TODAY();1);[.F$2]=WEEKDAY(TODAY());MOD(ROW();2)&lt;&gt;0);&quot;x&quot;;&quot;&quot;))">
            <text:p/>
          </table:table-cell>
          <table:table-cell table:style-name="ce9" table:formula="of:=IF(AND([.$B31]=WEEKNUM(TODAY();1);[.G$2]=WEEKDAY(TODAY());MOD(ROW();2)=0);&quot;✓&quot;;IF(AND([.$B31]=WEEKNUM(TODAY();1);[.G$2]=WEEKDAY(TODAY());MOD(ROW();2)&lt;&gt;0);&quot;x&quot;;&quot;&quot;))">
            <text:p/>
          </table:table-cell>
          <table:table-cell table:style-name="ce8" table:formula="of:=IF(AND([.$B31]=WEEKNUM(TODAY();1);[.H$2]=WEEKDAY(TODAY());MOD(ROW();2)=0);&quot;✓&quot;;IF(AND([.$B31]=WEEKNUM(TODAY();1);[.H$2]=WEEKDAY(TODAY());MOD(ROW();2)&lt;&gt;0);&quot;x&quot;;&quot;&quot;))">
            <text:p/>
          </table:table-cell>
          <table:table-cell table:style-name="ce9" table:formula="of:=IF(AND([.$B3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3/07/25 9 A ressurrei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-</text:p>
          </table:table-cell>
          <table:table-cell/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0" calcext:value-type="float">
            <text:p>30</text:p>
          </table:table-cell>
          <table:table-cell table:style-name="ce5" table:formula="of:=IF(AND([.$B32]=WEEKNUM(TODAY();1);[.C$2]=WEEKDAY(TODAY());MOD(ROW();2)=0);&quot;✓&quot;;IF(AND([.$B32]=WEEKNUM(TODAY();1);[.C$2]=WEEKDAY(TODAY());MOD(ROW();2)&lt;&gt;0);&quot;x&quot;;&quot;&quot;))">
            <text:p/>
          </table:table-cell>
          <table:table-cell table:style-name="ce8" table:formula="of:=IF(AND([.$B32]=WEEKNUM(TODAY();1);[.D$2]=WEEKDAY(TODAY());MOD(ROW();2)=0);&quot;✓&quot;;IF(AND([.$B32]=WEEKNUM(TODAY();1);[.D$2]=WEEKDAY(TODAY());MOD(ROW();2)&lt;&gt;0);&quot;x&quot;;&quot;&quot;))">
            <text:p/>
          </table:table-cell>
          <table:table-cell table:style-name="ce9" table:formula="of:=IF(AND([.$B32]=WEEKNUM(TODAY();1);[.E$2]=WEEKDAY(TODAY());MOD(ROW();2)=0);&quot;✓&quot;;IF(AND([.$B32]=WEEKNUM(TODAY();1);[.E$2]=WEEKDAY(TODAY());MOD(ROW();2)&lt;&gt;0);&quot;x&quot;;&quot;&quot;))">
            <text:p/>
          </table:table-cell>
          <table:table-cell table:style-name="ce8" table:formula="of:=IF(AND([.$B32]=WEEKNUM(TODAY();1);[.F$2]=WEEKDAY(TODAY());MOD(ROW();2)=0);&quot;✓&quot;;IF(AND([.$B32]=WEEKNUM(TODAY();1);[.F$2]=WEEKDAY(TODAY());MOD(ROW();2)&lt;&gt;0);&quot;x&quot;;&quot;&quot;))">
            <text:p/>
          </table:table-cell>
          <table:table-cell table:style-name="ce9" table:formula="of:=IF(AND([.$B32]=WEEKNUM(TODAY();1);[.G$2]=WEEKDAY(TODAY());MOD(ROW();2)=0);&quot;✓&quot;;IF(AND([.$B32]=WEEKNUM(TODAY();1);[.G$2]=WEEKDAY(TODAY());MOD(ROW();2)&lt;&gt;0);&quot;x&quot;;&quot;&quot;))">
            <text:p/>
          </table:table-cell>
          <table:table-cell table:style-name="ce8" table:formula="of:=IF(AND([.$B32]=WEEKNUM(TODAY();1);[.H$2]=WEEKDAY(TODAY());MOD(ROW();2)=0);&quot;✓&quot;;IF(AND([.$B32]=WEEKNUM(TODAY();1);[.H$2]=WEEKDAY(TODAY());MOD(ROW();2)&lt;&gt;0);&quot;x&quot;;&quot;&quot;))">
            <text:p/>
          </table:table-cell>
          <table:table-cell table:style-name="ce9" table:formula="of:=IF(AND([.$B3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0/07/25 10 A ascenção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1" calcext:value-type="float">
            <text:p>31</text:p>
          </table:table-cell>
          <table:table-cell table:style-name="ce5" table:formula="of:=IF(AND([.$B33]=WEEKNUM(TODAY();1);[.C$2]=WEEKDAY(TODAY());MOD(ROW();2)=0);&quot;✓&quot;;IF(AND([.$B33]=WEEKNUM(TODAY();1);[.C$2]=WEEKDAY(TODAY());MOD(ROW();2)&lt;&gt;0);&quot;x&quot;;&quot;&quot;))">
            <text:p/>
          </table:table-cell>
          <table:table-cell table:style-name="ce8" table:formula="of:=IF(AND([.$B33]=WEEKNUM(TODAY();1);[.D$2]=WEEKDAY(TODAY());MOD(ROW();2)=0);&quot;✓&quot;;IF(AND([.$B33]=WEEKNUM(TODAY();1);[.D$2]=WEEKDAY(TODAY());MOD(ROW();2)&lt;&gt;0);&quot;x&quot;;&quot;&quot;))">
            <text:p/>
          </table:table-cell>
          <table:table-cell table:style-name="ce9" table:formula="of:=IF(AND([.$B33]=WEEKNUM(TODAY();1);[.E$2]=WEEKDAY(TODAY());MOD(ROW();2)=0);&quot;✓&quot;;IF(AND([.$B33]=WEEKNUM(TODAY();1);[.E$2]=WEEKDAY(TODAY());MOD(ROW();2)&lt;&gt;0);&quot;x&quot;;&quot;&quot;))">
            <text:p/>
          </table:table-cell>
          <table:table-cell table:style-name="ce8" table:formula="of:=IF(AND([.$B33]=WEEKNUM(TODAY();1);[.F$2]=WEEKDAY(TODAY());MOD(ROW();2)=0);&quot;✓&quot;;IF(AND([.$B33]=WEEKNUM(TODAY();1);[.F$2]=WEEKDAY(TODAY());MOD(ROW();2)&lt;&gt;0);&quot;x&quot;;&quot;&quot;))">
            <text:p/>
          </table:table-cell>
          <table:table-cell table:style-name="ce9" table:formula="of:=IF(AND([.$B33]=WEEKNUM(TODAY();1);[.G$2]=WEEKDAY(TODAY());MOD(ROW();2)=0);&quot;✓&quot;;IF(AND([.$B33]=WEEKNUM(TODAY();1);[.G$2]=WEEKDAY(TODAY());MOD(ROW();2)&lt;&gt;0);&quot;x&quot;;&quot;&quot;))">
            <text:p/>
          </table:table-cell>
          <table:table-cell table:style-name="ce8" table:formula="of:=IF(AND([.$B33]=WEEKNUM(TODAY();1);[.H$2]=WEEKDAY(TODAY());MOD(ROW();2)=0);&quot;✓&quot;;IF(AND([.$B33]=WEEKNUM(TODAY();1);[.H$2]=WEEKDAY(TODAY());MOD(ROW();2)&lt;&gt;0);&quot;x&quot;;&quot;&quot;))">
            <text:p/>
          </table:table-cell>
          <table:table-cell table:style-name="ce9" table:formula="of:=IF(AND([.$B3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7/07/25 11 A realeza de Crist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IF(AND([.$B34]=WEEKNUM(TODAY();1);[.C$2]=WEEKDAY(TODAY());MOD(ROW();2)=0);&quot;✓&quot;;IF(AND([.$B34]=WEEKNUM(TODAY();1);[.C$2]=WEEKDAY(TODAY());MOD(ROW();2)&lt;&gt;0);&quot;x&quot;;&quot;&quot;))">
            <text:p/>
          </table:table-cell>
          <table:table-cell table:style-name="ce8" table:formula="of:=IF(AND([.$B34]=WEEKNUM(TODAY();1);[.D$2]=WEEKDAY(TODAY());MOD(ROW();2)=0);&quot;✓&quot;;IF(AND([.$B34]=WEEKNUM(TODAY();1);[.D$2]=WEEKDAY(TODAY());MOD(ROW();2)&lt;&gt;0);&quot;x&quot;;&quot;&quot;))">
            <text:p/>
          </table:table-cell>
          <table:table-cell table:style-name="ce9" table:formula="of:=IF(AND([.$B34]=WEEKNUM(TODAY();1);[.E$2]=WEEKDAY(TODAY());MOD(ROW();2)=0);&quot;✓&quot;;IF(AND([.$B34]=WEEKNUM(TODAY();1);[.E$2]=WEEKDAY(TODAY());MOD(ROW();2)&lt;&gt;0);&quot;x&quot;;&quot;&quot;))">
            <text:p/>
          </table:table-cell>
          <table:table-cell table:style-name="ce8" table:formula="of:=IF(AND([.$B34]=WEEKNUM(TODAY();1);[.F$2]=WEEKDAY(TODAY());MOD(ROW();2)=0);&quot;✓&quot;;IF(AND([.$B34]=WEEKNUM(TODAY();1);[.F$2]=WEEKDAY(TODAY());MOD(ROW();2)&lt;&gt;0);&quot;x&quot;;&quot;&quot;))">
            <text:p/>
          </table:table-cell>
          <table:table-cell table:style-name="ce9" table:formula="of:=IF(AND([.$B34]=WEEKNUM(TODAY();1);[.G$2]=WEEKDAY(TODAY());MOD(ROW();2)=0);&quot;✓&quot;;IF(AND([.$B34]=WEEKNUM(TODAY();1);[.G$2]=WEEKDAY(TODAY());MOD(ROW();2)&lt;&gt;0);&quot;x&quot;;&quot;&quot;))">
            <text:p/>
          </table:table-cell>
          <table:table-cell table:style-name="ce8" table:formula="of:=IF(AND([.$B34]=WEEKNUM(TODAY();1);[.H$2]=WEEKDAY(TODAY());MOD(ROW();2)=0);&quot;✓&quot;;IF(AND([.$B34]=WEEKNUM(TODAY();1);[.H$2]=WEEKDAY(TODAY());MOD(ROW();2)&lt;&gt;0);&quot;x&quot;;&quot;&quot;))">
            <text:p/>
          </table:table-cell>
          <table:table-cell table:style-name="ce9" table:formula="of:=IF(AND([.$B3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3/08/25 12/13 A segunda vinda de Cristo / Recordando</text:p>
          </table:table-cell>
          <table:table-cell/>
          <table:table-cell table:number-columns-repeated="3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go</text:p>
          </table:table-cell>
          <table:table-cell table:style-name="ce3" office:value-type="float" office:value="33" calcext:value-type="float">
            <text:p>33</text:p>
          </table:table-cell>
          <table:table-cell table:style-name="ce5" table:formula="of:=IF(AND([.$B35]=WEEKNUM(TODAY();1);[.C$2]=WEEKDAY(TODAY());MOD(ROW();2)=0);&quot;✓&quot;;IF(AND([.$B35]=WEEKNUM(TODAY();1);[.C$2]=WEEKDAY(TODAY());MOD(ROW();2)&lt;&gt;0);&quot;x&quot;;&quot;&quot;))">
            <text:p/>
          </table:table-cell>
          <table:table-cell table:style-name="ce8" table:formula="of:=IF(AND([.$B35]=WEEKNUM(TODAY();1);[.D$2]=WEEKDAY(TODAY());MOD(ROW();2)=0);&quot;✓&quot;;IF(AND([.$B35]=WEEKNUM(TODAY();1);[.D$2]=WEEKDAY(TODAY());MOD(ROW();2)&lt;&gt;0);&quot;x&quot;;&quot;&quot;))">
            <text:p/>
          </table:table-cell>
          <table:table-cell table:style-name="ce9" table:formula="of:=IF(AND([.$B35]=WEEKNUM(TODAY();1);[.E$2]=WEEKDAY(TODAY());MOD(ROW();2)=0);&quot;✓&quot;;IF(AND([.$B35]=WEEKNUM(TODAY();1);[.E$2]=WEEKDAY(TODAY());MOD(ROW();2)&lt;&gt;0);&quot;x&quot;;&quot;&quot;))">
            <text:p/>
          </table:table-cell>
          <table:table-cell table:style-name="ce8" table:formula="of:=IF(AND([.$B35]=WEEKNUM(TODAY();1);[.F$2]=WEEKDAY(TODAY());MOD(ROW();2)=0);&quot;✓&quot;;IF(AND([.$B35]=WEEKNUM(TODAY();1);[.F$2]=WEEKDAY(TODAY());MOD(ROW();2)&lt;&gt;0);&quot;x&quot;;&quot;&quot;))">
            <text:p/>
          </table:table-cell>
          <table:table-cell table:style-name="ce9" table:formula="of:=IF(AND([.$B35]=WEEKNUM(TODAY();1);[.G$2]=WEEKDAY(TODAY());MOD(ROW();2)=0);&quot;✓&quot;;IF(AND([.$B35]=WEEKNUM(TODAY();1);[.G$2]=WEEKDAY(TODAY());MOD(ROW();2)&lt;&gt;0);&quot;x&quot;;&quot;&quot;))">
            <text:p/>
          </table:table-cell>
          <table:table-cell table:style-name="ce8" table:formula="of:=IF(AND([.$B35]=WEEKNUM(TODAY();1);[.H$2]=WEEKDAY(TODAY());MOD(ROW();2)=0);&quot;✓&quot;;IF(AND([.$B35]=WEEKNUM(TODAY();1);[.H$2]=WEEKDAY(TODAY());MOD(ROW();2)&lt;&gt;0);&quot;x&quot;;&quot;&quot;))">
            <text:p/>
          </table:table-cell>
          <table:table-cell table:style-name="ce9" table:formula="of:=IF(AND([.$B3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0/08/25 14 O Espírito Santo</text:p>
          </table:table-cell>
          <table:table-cell table:number-columns-repeated="4"/>
          <table:table-cell table:style-name="ce4" table:number-columns-repeated="2"/>
          <table:table-cell table:number-columns-repeated="2"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ago/set</text:p>
          </table:table-cell>
          <table:table-cell table:style-name="ce3" office:value-type="float" office:value="34" calcext:value-type="float">
            <text:p>34</text:p>
          </table:table-cell>
          <table:table-cell table:style-name="ce5" table:formula="of:=IF(AND([.$B36]=WEEKNUM(TODAY();1);[.C$2]=WEEKDAY(TODAY());MOD(ROW();2)=0);&quot;✓&quot;;IF(AND([.$B36]=WEEKNUM(TODAY();1);[.C$2]=WEEKDAY(TODAY());MOD(ROW();2)&lt;&gt;0);&quot;x&quot;;&quot;&quot;))">
            <text:p/>
          </table:table-cell>
          <table:table-cell table:style-name="ce8" table:formula="of:=IF(AND([.$B36]=WEEKNUM(TODAY();1);[.D$2]=WEEKDAY(TODAY());MOD(ROW();2)=0);&quot;✓&quot;;IF(AND([.$B36]=WEEKNUM(TODAY();1);[.D$2]=WEEKDAY(TODAY());MOD(ROW();2)&lt;&gt;0);&quot;x&quot;;&quot;&quot;))">
            <text:p/>
          </table:table-cell>
          <table:table-cell table:style-name="ce9" table:formula="of:=IF(AND([.$B36]=WEEKNUM(TODAY();1);[.E$2]=WEEKDAY(TODAY());MOD(ROW();2)=0);&quot;✓&quot;;IF(AND([.$B36]=WEEKNUM(TODAY();1);[.E$2]=WEEKDAY(TODAY());MOD(ROW();2)&lt;&gt;0);&quot;x&quot;;&quot;&quot;))">
            <text:p/>
          </table:table-cell>
          <table:table-cell table:style-name="ce8" table:formula="of:=IF(AND([.$B36]=WEEKNUM(TODAY();1);[.F$2]=WEEKDAY(TODAY());MOD(ROW();2)=0);&quot;✓&quot;;IF(AND([.$B36]=WEEKNUM(TODAY();1);[.F$2]=WEEKDAY(TODAY());MOD(ROW();2)&lt;&gt;0);&quot;x&quot;;&quot;&quot;))">
            <text:p/>
          </table:table-cell>
          <table:table-cell table:style-name="ce9" table:formula="of:=IF(AND([.$B36]=WEEKNUM(TODAY();1);[.G$2]=WEEKDAY(TODAY());MOD(ROW();2)=0);&quot;✓&quot;;IF(AND([.$B36]=WEEKNUM(TODAY();1);[.G$2]=WEEKDAY(TODAY());MOD(ROW();2)&lt;&gt;0);&quot;x&quot;;&quot;&quot;))">
            <text:p/>
          </table:table-cell>
          <table:table-cell table:style-name="ce8" table:formula="of:=IF(AND([.$B36]=WEEKNUM(TODAY();1);[.H$2]=WEEKDAY(TODAY());MOD(ROW();2)=0);&quot;✓&quot;;IF(AND([.$B36]=WEEKNUM(TODAY();1);[.H$2]=WEEKDAY(TODAY());MOD(ROW();2)&lt;&gt;0);&quot;x&quot;;&quot;&quot;))">
            <text:p/>
          </table:table-cell>
          <table:table-cell table:style-name="ce9" table:formula="of:=IF(AND([.$B36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7/08/25 15 O batismo com o Espírito Santo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IF(AND([.$B37]=WEEKNUM(TODAY();1);[.C$2]=WEEKDAY(TODAY());MOD(ROW();2)=0);&quot;✓&quot;;IF(AND([.$B37]=WEEKNUM(TODAY();1);[.C$2]=WEEKDAY(TODAY());MOD(ROW();2)&lt;&gt;0);&quot;x&quot;;&quot;&quot;))">
            <text:p/>
          </table:table-cell>
          <table:table-cell table:style-name="ce8" table:formula="of:=IF(AND([.$B37]=WEEKNUM(TODAY();1);[.D$2]=WEEKDAY(TODAY());MOD(ROW();2)=0);&quot;✓&quot;;IF(AND([.$B37]=WEEKNUM(TODAY();1);[.D$2]=WEEKDAY(TODAY());MOD(ROW();2)&lt;&gt;0);&quot;x&quot;;&quot;&quot;))">
            <text:p/>
          </table:table-cell>
          <table:table-cell table:style-name="ce9" table:formula="of:=IF(AND([.$B37]=WEEKNUM(TODAY();1);[.E$2]=WEEKDAY(TODAY());MOD(ROW();2)=0);&quot;✓&quot;;IF(AND([.$B37]=WEEKNUM(TODAY();1);[.E$2]=WEEKDAY(TODAY());MOD(ROW();2)&lt;&gt;0);&quot;x&quot;;&quot;&quot;))">
            <text:p/>
          </table:table-cell>
          <table:table-cell table:style-name="ce8" table:formula="of:=IF(AND([.$B37]=WEEKNUM(TODAY();1);[.F$2]=WEEKDAY(TODAY());MOD(ROW();2)=0);&quot;✓&quot;;IF(AND([.$B37]=WEEKNUM(TODAY();1);[.F$2]=WEEKDAY(TODAY());MOD(ROW();2)&lt;&gt;0);&quot;x&quot;;&quot;&quot;))">
            <text:p/>
          </table:table-cell>
          <table:table-cell table:style-name="ce9" table:formula="of:=IF(AND([.$B37]=WEEKNUM(TODAY();1);[.G$2]=WEEKDAY(TODAY());MOD(ROW();2)=0);&quot;✓&quot;;IF(AND([.$B37]=WEEKNUM(TODAY();1);[.G$2]=WEEKDAY(TODAY());MOD(ROW();2)&lt;&gt;0);&quot;x&quot;;&quot;&quot;))">
            <text:p/>
          </table:table-cell>
          <table:table-cell table:style-name="ce8" table:formula="of:=IF(AND([.$B37]=WEEKNUM(TODAY();1);[.H$2]=WEEKDAY(TODAY());MOD(ROW();2)=0);&quot;✓&quot;;IF(AND([.$B37]=WEEKNUM(TODAY();1);[.H$2]=WEEKDAY(TODAY());MOD(ROW();2)&lt;&gt;0);&quot;x&quot;;&quot;&quot;))">
            <text:p/>
          </table:table-cell>
          <table:table-cell table:style-name="ce9" table:formula="of:=IF(AND([.$B37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4/08/25 15 O batismo com o Espírito Santo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6" calcext:value-type="float">
            <text:p>36</text:p>
          </table:table-cell>
          <table:table-cell table:style-name="ce5" table:formula="of:=IF(AND([.$B38]=WEEKNUM(TODAY();1);[.C$2]=WEEKDAY(TODAY());MOD(ROW();2)=0);&quot;✓&quot;;IF(AND([.$B38]=WEEKNUM(TODAY();1);[.C$2]=WEEKDAY(TODAY());MOD(ROW();2)&lt;&gt;0);&quot;x&quot;;&quot;&quot;))">
            <text:p/>
          </table:table-cell>
          <table:table-cell table:style-name="ce8" table:formula="of:=IF(AND([.$B38]=WEEKNUM(TODAY();1);[.D$2]=WEEKDAY(TODAY());MOD(ROW();2)=0);&quot;✓&quot;;IF(AND([.$B38]=WEEKNUM(TODAY();1);[.D$2]=WEEKDAY(TODAY());MOD(ROW();2)&lt;&gt;0);&quot;x&quot;;&quot;&quot;))">
            <text:p/>
          </table:table-cell>
          <table:table-cell table:style-name="ce9" table:formula="of:=IF(AND([.$B38]=WEEKNUM(TODAY();1);[.E$2]=WEEKDAY(TODAY());MOD(ROW();2)=0);&quot;✓&quot;;IF(AND([.$B38]=WEEKNUM(TODAY();1);[.E$2]=WEEKDAY(TODAY());MOD(ROW();2)&lt;&gt;0);&quot;x&quot;;&quot;&quot;))">
            <text:p/>
          </table:table-cell>
          <table:table-cell table:style-name="ce8" table:formula="of:=IF(AND([.$B38]=WEEKNUM(TODAY();1);[.F$2]=WEEKDAY(TODAY());MOD(ROW();2)=0);&quot;✓&quot;;IF(AND([.$B38]=WEEKNUM(TODAY();1);[.F$2]=WEEKDAY(TODAY());MOD(ROW();2)&lt;&gt;0);&quot;x&quot;;&quot;&quot;))">
            <text:p/>
          </table:table-cell>
          <table:table-cell table:style-name="ce9" table:formula="of:=IF(AND([.$B38]=WEEKNUM(TODAY();1);[.G$2]=WEEKDAY(TODAY());MOD(ROW();2)=0);&quot;✓&quot;;IF(AND([.$B38]=WEEKNUM(TODAY();1);[.G$2]=WEEKDAY(TODAY());MOD(ROW();2)&lt;&gt;0);&quot;x&quot;;&quot;&quot;))">
            <text:p/>
          </table:table-cell>
          <table:table-cell table:style-name="ce8" table:formula="of:=IF(AND([.$B38]=WEEKNUM(TODAY();1);[.H$2]=WEEKDAY(TODAY());MOD(ROW();2)=0);&quot;✓&quot;;IF(AND([.$B38]=WEEKNUM(TODAY();1);[.H$2]=WEEKDAY(TODAY());MOD(ROW();2)&lt;&gt;0);&quot;x&quot;;&quot;&quot;))">
            <text:p/>
          </table:table-cell>
          <table:table-cell table:style-name="ce9" table:formula="of:=IF(AND([.$B38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31/08/25 x (*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IF(AND([.$B39]=WEEKNUM(TODAY();1);[.C$2]=WEEKDAY(TODAY());MOD(ROW();2)=0);&quot;✓&quot;;IF(AND([.$B39]=WEEKNUM(TODAY();1);[.C$2]=WEEKDAY(TODAY());MOD(ROW();2)&lt;&gt;0);&quot;x&quot;;&quot;&quot;))">
            <text:p/>
          </table:table-cell>
          <table:table-cell table:style-name="ce8" table:formula="of:=IF(AND([.$B39]=WEEKNUM(TODAY();1);[.D$2]=WEEKDAY(TODAY());MOD(ROW();2)=0);&quot;✓&quot;;IF(AND([.$B39]=WEEKNUM(TODAY();1);[.D$2]=WEEKDAY(TODAY());MOD(ROW();2)&lt;&gt;0);&quot;x&quot;;&quot;&quot;))">
            <text:p/>
          </table:table-cell>
          <table:table-cell table:style-name="ce9" table:formula="of:=IF(AND([.$B39]=WEEKNUM(TODAY();1);[.E$2]=WEEKDAY(TODAY());MOD(ROW();2)=0);&quot;✓&quot;;IF(AND([.$B39]=WEEKNUM(TODAY();1);[.E$2]=WEEKDAY(TODAY());MOD(ROW();2)&lt;&gt;0);&quot;x&quot;;&quot;&quot;))">
            <text:p/>
          </table:table-cell>
          <table:table-cell table:style-name="ce8" table:formula="of:=IF(AND([.$B39]=WEEKNUM(TODAY();1);[.F$2]=WEEKDAY(TODAY());MOD(ROW();2)=0);&quot;✓&quot;;IF(AND([.$B39]=WEEKNUM(TODAY();1);[.F$2]=WEEKDAY(TODAY());MOD(ROW();2)&lt;&gt;0);&quot;x&quot;;&quot;&quot;))">
            <text:p/>
          </table:table-cell>
          <table:table-cell table:style-name="ce9" table:formula="of:=IF(AND([.$B39]=WEEKNUM(TODAY();1);[.G$2]=WEEKDAY(TODAY());MOD(ROW();2)=0);&quot;✓&quot;;IF(AND([.$B39]=WEEKNUM(TODAY();1);[.G$2]=WEEKDAY(TODAY());MOD(ROW();2)&lt;&gt;0);&quot;x&quot;;&quot;&quot;))">
            <text:p/>
          </table:table-cell>
          <table:table-cell table:style-name="ce8" table:formula="of:=IF(AND([.$B39]=WEEKNUM(TODAY();1);[.H$2]=WEEKDAY(TODAY());MOD(ROW();2)=0);&quot;✓&quot;;IF(AND([.$B39]=WEEKNUM(TODAY();1);[.H$2]=WEEKDAY(TODAY());MOD(ROW();2)&lt;&gt;0);&quot;x&quot;;&quot;&quot;))">
            <text:p/>
          </table:table-cell>
          <table:table-cell table:style-name="ce9" table:formula="of:=IF(AND([.$B39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7/09/25 16 Habitação Espírito Santo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set/out</text:p>
          </table:table-cell>
          <table:table-cell table:style-name="ce3" office:value-type="float" office:value="38" calcext:value-type="float">
            <text:p>38</text:p>
          </table:table-cell>
          <table:table-cell table:style-name="ce5" table:formula="of:=IF(AND([.$B40]=WEEKNUM(TODAY();1);[.C$2]=WEEKDAY(TODAY());MOD(ROW();2)=0);&quot;✓&quot;;IF(AND([.$B40]=WEEKNUM(TODAY();1);[.C$2]=WEEKDAY(TODAY());MOD(ROW();2)&lt;&gt;0);&quot;x&quot;;&quot;&quot;))">
            <text:p/>
          </table:table-cell>
          <table:table-cell table:style-name="ce8" table:formula="of:=IF(AND([.$B40]=WEEKNUM(TODAY();1);[.D$2]=WEEKDAY(TODAY());MOD(ROW();2)=0);&quot;✓&quot;;IF(AND([.$B40]=WEEKNUM(TODAY();1);[.D$2]=WEEKDAY(TODAY());MOD(ROW();2)&lt;&gt;0);&quot;x&quot;;&quot;&quot;))">
            <text:p/>
          </table:table-cell>
          <table:table-cell table:style-name="ce9" table:formula="of:=IF(AND([.$B40]=WEEKNUM(TODAY();1);[.E$2]=WEEKDAY(TODAY());MOD(ROW();2)=0);&quot;✓&quot;;IF(AND([.$B40]=WEEKNUM(TODAY();1);[.E$2]=WEEKDAY(TODAY());MOD(ROW();2)&lt;&gt;0);&quot;x&quot;;&quot;&quot;))">
            <text:p/>
          </table:table-cell>
          <table:table-cell table:style-name="ce8" table:formula="of:=IF(AND([.$B40]=WEEKNUM(TODAY();1);[.F$2]=WEEKDAY(TODAY());MOD(ROW();2)=0);&quot;✓&quot;;IF(AND([.$B40]=WEEKNUM(TODAY();1);[.F$2]=WEEKDAY(TODAY());MOD(ROW();2)&lt;&gt;0);&quot;x&quot;;&quot;&quot;))">
            <text:p/>
          </table:table-cell>
          <table:table-cell table:style-name="ce9" table:formula="of:=IF(AND([.$B40]=WEEKNUM(TODAY();1);[.G$2]=WEEKDAY(TODAY());MOD(ROW();2)=0);&quot;✓&quot;;IF(AND([.$B40]=WEEKNUM(TODAY();1);[.G$2]=WEEKDAY(TODAY());MOD(ROW();2)&lt;&gt;0);&quot;x&quot;;&quot;&quot;))">
            <text:p/>
          </table:table-cell>
          <table:table-cell table:style-name="ce8" table:formula="of:=IF(AND([.$B40]=WEEKNUM(TODAY();1);[.H$2]=WEEKDAY(TODAY());MOD(ROW();2)=0);&quot;✓&quot;;IF(AND([.$B40]=WEEKNUM(TODAY();1);[.H$2]=WEEKDAY(TODAY());MOD(ROW();2)&lt;&gt;0);&quot;x&quot;;&quot;&quot;))">
            <text:p/>
          </table:table-cell>
          <table:table-cell table:style-name="ce9" table:formula="of:=IF(AND([.$B40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4/09/25 17 Igrej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39" calcext:value-type="float">
            <text:p>39</text:p>
          </table:table-cell>
          <table:table-cell table:style-name="ce5" table:formula="of:=IF(AND([.$B41]=WEEKNUM(TODAY();1);[.C$2]=WEEKDAY(TODAY());MOD(ROW();2)=0);&quot;✓&quot;;IF(AND([.$B41]=WEEKNUM(TODAY();1);[.C$2]=WEEKDAY(TODAY());MOD(ROW();2)&lt;&gt;0);&quot;x&quot;;&quot;&quot;))">
            <text:p/>
          </table:table-cell>
          <table:table-cell table:style-name="ce8" table:formula="of:=IF(AND([.$B41]=WEEKNUM(TODAY();1);[.D$2]=WEEKDAY(TODAY());MOD(ROW();2)=0);&quot;✓&quot;;IF(AND([.$B41]=WEEKNUM(TODAY();1);[.D$2]=WEEKDAY(TODAY());MOD(ROW();2)&lt;&gt;0);&quot;x&quot;;&quot;&quot;))">
            <text:p/>
          </table:table-cell>
          <table:table-cell table:style-name="ce9" table:formula="of:=IF(AND([.$B41]=WEEKNUM(TODAY();1);[.E$2]=WEEKDAY(TODAY());MOD(ROW();2)=0);&quot;✓&quot;;IF(AND([.$B41]=WEEKNUM(TODAY();1);[.E$2]=WEEKDAY(TODAY());MOD(ROW();2)&lt;&gt;0);&quot;x&quot;;&quot;&quot;))">
            <text:p/>
          </table:table-cell>
          <table:table-cell table:style-name="ce8" table:formula="of:=IF(AND([.$B41]=WEEKNUM(TODAY();1);[.F$2]=WEEKDAY(TODAY());MOD(ROW();2)=0);&quot;✓&quot;;IF(AND([.$B41]=WEEKNUM(TODAY();1);[.F$2]=WEEKDAY(TODAY());MOD(ROW();2)&lt;&gt;0);&quot;x&quot;;&quot;&quot;))">
            <text:p/>
          </table:table-cell>
          <table:table-cell table:style-name="ce9" table:formula="of:=IF(AND([.$B41]=WEEKNUM(TODAY();1);[.G$2]=WEEKDAY(TODAY());MOD(ROW();2)=0);&quot;✓&quot;;IF(AND([.$B41]=WEEKNUM(TODAY();1);[.G$2]=WEEKDAY(TODAY());MOD(ROW();2)&lt;&gt;0);&quot;x&quot;;&quot;&quot;))">
            <text:p/>
          </table:table-cell>
          <table:table-cell table:style-name="ce8" table:formula="of:=IF(AND([.$B41]=WEEKNUM(TODAY();1);[.H$2]=WEEKDAY(TODAY());MOD(ROW();2)=0);&quot;✓&quot;;IF(AND([.$B41]=WEEKNUM(TODAY();1);[.H$2]=WEEKDAY(TODAY());MOD(ROW();2)&lt;&gt;0);&quot;x&quot;;&quot;&quot;))">
            <text:p/>
          </table:table-cell>
          <table:table-cell table:style-name="ce9" table:formula="of:=IF(AND([.$B41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1/09/25 18 Comunhão dos Sant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40" calcext:value-type="float">
            <text:p>40</text:p>
          </table:table-cell>
          <table:table-cell table:style-name="ce5" table:formula="of:=IF(AND([.$B42]=WEEKNUM(TODAY();1);[.C$2]=WEEKDAY(TODAY());MOD(ROW();2)=0);&quot;✓&quot;;IF(AND([.$B42]=WEEKNUM(TODAY();1);[.C$2]=WEEKDAY(TODAY());MOD(ROW();2)&lt;&gt;0);&quot;x&quot;;&quot;&quot;))">
            <text:p/>
          </table:table-cell>
          <table:table-cell table:style-name="ce8" table:formula="of:=IF(AND([.$B42]=WEEKNUM(TODAY();1);[.D$2]=WEEKDAY(TODAY());MOD(ROW();2)=0);&quot;✓&quot;;IF(AND([.$B42]=WEEKNUM(TODAY();1);[.D$2]=WEEKDAY(TODAY());MOD(ROW();2)&lt;&gt;0);&quot;x&quot;;&quot;&quot;))">
            <text:p/>
          </table:table-cell>
          <table:table-cell table:style-name="ce9" table:formula="of:=IF(AND([.$B42]=WEEKNUM(TODAY();1);[.E$2]=WEEKDAY(TODAY());MOD(ROW();2)=0);&quot;✓&quot;;IF(AND([.$B42]=WEEKNUM(TODAY();1);[.E$2]=WEEKDAY(TODAY());MOD(ROW();2)&lt;&gt;0);&quot;x&quot;;&quot;&quot;))">
            <text:p/>
          </table:table-cell>
          <table:table-cell table:style-name="ce8" table:formula="of:=IF(AND([.$B42]=WEEKNUM(TODAY();1);[.F$2]=WEEKDAY(TODAY());MOD(ROW();2)=0);&quot;✓&quot;;IF(AND([.$B42]=WEEKNUM(TODAY();1);[.F$2]=WEEKDAY(TODAY());MOD(ROW();2)&lt;&gt;0);&quot;x&quot;;&quot;&quot;))">
            <text:p/>
          </table:table-cell>
          <table:table-cell table:style-name="ce9" table:formula="of:=IF(AND([.$B42]=WEEKNUM(TODAY();1);[.G$2]=WEEKDAY(TODAY());MOD(ROW();2)=0);&quot;✓&quot;;IF(AND([.$B42]=WEEKNUM(TODAY();1);[.G$2]=WEEKDAY(TODAY());MOD(ROW();2)&lt;&gt;0);&quot;x&quot;;&quot;&quot;))">
            <text:p/>
          </table:table-cell>
          <table:table-cell table:style-name="ce8" table:formula="of:=IF(AND([.$B42]=WEEKNUM(TODAY();1);[.H$2]=WEEKDAY(TODAY());MOD(ROW();2)=0);&quot;✓&quot;;IF(AND([.$B42]=WEEKNUM(TODAY();1);[.H$2]=WEEKDAY(TODAY());MOD(ROW();2)&lt;&gt;0);&quot;x&quot;;&quot;&quot;))">
            <text:p/>
          </table:table-cell>
          <table:table-cell table:style-name="ce9" table:formula="of:=IF(AND([.$B42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28/09/25 18 Comunhão dos Santos (pt 2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formula="of:=IF(AND([.$B43]=WEEKNUM(TODAY();1);[.C$2]=WEEKDAY(TODAY());MOD(ROW();2)=0);&quot;✓&quot;;IF(AND([.$B43]=WEEKNUM(TODAY();1);[.C$2]=WEEKDAY(TODAY());MOD(ROW();2)&lt;&gt;0);&quot;x&quot;;&quot;&quot;))">
            <text:p/>
          </table:table-cell>
          <table:table-cell table:style-name="ce8" table:formula="of:=IF(AND([.$B43]=WEEKNUM(TODAY();1);[.D$2]=WEEKDAY(TODAY());MOD(ROW();2)=0);&quot;✓&quot;;IF(AND([.$B43]=WEEKNUM(TODAY();1);[.D$2]=WEEKDAY(TODAY());MOD(ROW();2)&lt;&gt;0);&quot;x&quot;;&quot;&quot;))">
            <text:p/>
          </table:table-cell>
          <table:table-cell table:style-name="ce9" table:formula="of:=IF(AND([.$B43]=WEEKNUM(TODAY();1);[.E$2]=WEEKDAY(TODAY());MOD(ROW();2)=0);&quot;✓&quot;;IF(AND([.$B43]=WEEKNUM(TODAY();1);[.E$2]=WEEKDAY(TODAY());MOD(ROW();2)&lt;&gt;0);&quot;x&quot;;&quot;&quot;))">
            <text:p/>
          </table:table-cell>
          <table:table-cell table:style-name="ce8" table:formula="of:=IF(AND([.$B43]=WEEKNUM(TODAY();1);[.F$2]=WEEKDAY(TODAY());MOD(ROW();2)=0);&quot;✓&quot;;IF(AND([.$B43]=WEEKNUM(TODAY();1);[.F$2]=WEEKDAY(TODAY());MOD(ROW();2)&lt;&gt;0);&quot;x&quot;;&quot;&quot;))">
            <text:p/>
          </table:table-cell>
          <table:table-cell table:style-name="ce9" table:formula="of:=IF(AND([.$B43]=WEEKNUM(TODAY();1);[.G$2]=WEEKDAY(TODAY());MOD(ROW();2)=0);&quot;✓&quot;;IF(AND([.$B43]=WEEKNUM(TODAY();1);[.G$2]=WEEKDAY(TODAY());MOD(ROW();2)&lt;&gt;0);&quot;x&quot;;&quot;&quot;))">
            <text:p/>
          </table:table-cell>
          <table:table-cell table:style-name="ce8" table:formula="of:=IF(AND([.$B43]=WEEKNUM(TODAY();1);[.H$2]=WEEKDAY(TODAY());MOD(ROW();2)=0);&quot;✓&quot;;IF(AND([.$B43]=WEEKNUM(TODAY();1);[.H$2]=WEEKDAY(TODAY());MOD(ROW();2)&lt;&gt;0);&quot;x&quot;;&quot;&quot;))">
            <text:p/>
          </table:table-cell>
          <table:table-cell table:style-name="ce9" table:formula="of:=IF(AND([.$B43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05/10/25 19 Remissão dos Pecados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out/nov</text:p>
          </table:table-cell>
          <table:table-cell table:style-name="ce3" office:value-type="float" office:value="42" calcext:value-type="float">
            <text:p>42</text:p>
          </table:table-cell>
          <table:table-cell table:style-name="ce5" table:formula="of:=IF(AND([.$B44]=WEEKNUM(TODAY();1);[.C$2]=WEEKDAY(TODAY());MOD(ROW();2)=0);&quot;✓&quot;;IF(AND([.$B44]=WEEKNUM(TODAY();1);[.C$2]=WEEKDAY(TODAY());MOD(ROW();2)&lt;&gt;0);&quot;x&quot;;&quot;&quot;))">
            <text:p/>
          </table:table-cell>
          <table:table-cell table:style-name="ce8" table:formula="of:=IF(AND([.$B44]=WEEKNUM(TODAY();1);[.D$2]=WEEKDAY(TODAY());MOD(ROW();2)=0);&quot;✓&quot;;IF(AND([.$B44]=WEEKNUM(TODAY();1);[.D$2]=WEEKDAY(TODAY());MOD(ROW();2)&lt;&gt;0);&quot;x&quot;;&quot;&quot;))">
            <text:p/>
          </table:table-cell>
          <table:table-cell table:style-name="ce9" table:formula="of:=IF(AND([.$B44]=WEEKNUM(TODAY();1);[.E$2]=WEEKDAY(TODAY());MOD(ROW();2)=0);&quot;✓&quot;;IF(AND([.$B44]=WEEKNUM(TODAY();1);[.E$2]=WEEKDAY(TODAY());MOD(ROW();2)&lt;&gt;0);&quot;x&quot;;&quot;&quot;))">
            <text:p/>
          </table:table-cell>
          <table:table-cell table:style-name="ce8" table:formula="of:=IF(AND([.$B44]=WEEKNUM(TODAY();1);[.F$2]=WEEKDAY(TODAY());MOD(ROW();2)=0);&quot;✓&quot;;IF(AND([.$B44]=WEEKNUM(TODAY();1);[.F$2]=WEEKDAY(TODAY());MOD(ROW();2)&lt;&gt;0);&quot;x&quot;;&quot;&quot;))">
            <text:p/>
          </table:table-cell>
          <table:table-cell table:style-name="ce9" table:formula="of:=IF(AND([.$B44]=WEEKNUM(TODAY();1);[.G$2]=WEEKDAY(TODAY());MOD(ROW();2)=0);&quot;✓&quot;;IF(AND([.$B44]=WEEKNUM(TODAY();1);[.G$2]=WEEKDAY(TODAY());MOD(ROW();2)&lt;&gt;0);&quot;x&quot;;&quot;&quot;))">
            <text:p/>
          </table:table-cell>
          <table:table-cell table:style-name="ce8" table:formula="of:=IF(AND([.$B44]=WEEKNUM(TODAY();1);[.H$2]=WEEKDAY(TODAY());MOD(ROW();2)=0);&quot;✓&quot;;IF(AND([.$B44]=WEEKNUM(TODAY();1);[.H$2]=WEEKDAY(TODAY());MOD(ROW();2)&lt;&gt;0);&quot;x&quot;;&quot;&quot;))">
            <text:p/>
          </table:table-cell>
          <table:table-cell table:style-name="ce9" table:formula="of:=IF(AND([.$B44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2/10/25 20 Ressurreição dos Mortos ( #)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3" calcext:value-type="float">
            <text:p>43</text:p>
          </table:table-cell>
          <table:table-cell table:style-name="ce5" table:formula="of:=IF(AND([.$B45]=WEEKNUM(TODAY();1);[.C$2]=WEEKDAY(TODAY());MOD(ROW();2)=0);&quot;✓&quot;;IF(AND([.$B45]=WEEKNUM(TODAY();1);[.C$2]=WEEKDAY(TODAY());MOD(ROW();2)&lt;&gt;0);&quot;x&quot;;&quot;&quot;))">
            <text:p/>
          </table:table-cell>
          <table:table-cell table:style-name="ce8" table:formula="of:=IF(AND([.$B45]=WEEKNUM(TODAY();1);[.D$2]=WEEKDAY(TODAY());MOD(ROW();2)=0);&quot;✓&quot;;IF(AND([.$B45]=WEEKNUM(TODAY();1);[.D$2]=WEEKDAY(TODAY());MOD(ROW();2)&lt;&gt;0);&quot;x&quot;;&quot;&quot;))">
            <text:p/>
          </table:table-cell>
          <table:table-cell table:style-name="ce9" table:formula="of:=IF(AND([.$B45]=WEEKNUM(TODAY();1);[.E$2]=WEEKDAY(TODAY());MOD(ROW();2)=0);&quot;✓&quot;;IF(AND([.$B45]=WEEKNUM(TODAY();1);[.E$2]=WEEKDAY(TODAY());MOD(ROW();2)&lt;&gt;0);&quot;x&quot;;&quot;&quot;))">
            <text:p/>
          </table:table-cell>
          <table:table-cell table:style-name="ce8" table:formula="of:=IF(AND([.$B45]=WEEKNUM(TODAY();1);[.F$2]=WEEKDAY(TODAY());MOD(ROW();2)=0);&quot;✓&quot;;IF(AND([.$B45]=WEEKNUM(TODAY();1);[.F$2]=WEEKDAY(TODAY());MOD(ROW();2)&lt;&gt;0);&quot;x&quot;;&quot;&quot;))">
            <text:p/>
          </table:table-cell>
          <table:table-cell table:style-name="ce9" table:formula="of:=IF(AND([.$B45]=WEEKNUM(TODAY();1);[.G$2]=WEEKDAY(TODAY());MOD(ROW();2)=0);&quot;✓&quot;;IF(AND([.$B45]=WEEKNUM(TODAY();1);[.G$2]=WEEKDAY(TODAY());MOD(ROW();2)&lt;&gt;0);&quot;x&quot;;&quot;&quot;))">
            <text:p/>
          </table:table-cell>
          <table:table-cell table:style-name="ce8" table:formula="of:=IF(AND([.$B45]=WEEKNUM(TODAY();1);[.H$2]=WEEKDAY(TODAY());MOD(ROW();2)=0);&quot;✓&quot;;IF(AND([.$B45]=WEEKNUM(TODAY();1);[.H$2]=WEEKDAY(TODAY());MOD(ROW();2)&lt;&gt;0);&quot;x&quot;;&quot;&quot;))">
            <text:p/>
          </table:table-cell>
          <table:table-cell table:style-name="ce9" table:formula="of:=IF(AND([.$B45]=WEEKNUM(TODAY();1);[.I$2]=WEEKDAY(TODAY()));&quot;x&quot;;&quot;&quot;)">
            <text:p/>
          </table:table-cell>
          <table:table-cell/>
          <table:table-cell table:style-name="ce1" office:value-type="string" calcext:value-type="string">
            <text:p>19/10/25 21 A vida eterna</text:p>
          </table:table-cell>
          <table:table-cell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AND([.$B46]=WEEKNUM(TODAY();1);[.C$2]=WEEKDAY(TODAY());MOD(ROW();2)=0);&quot;✓&quot;;IF(AND([.$B46]=WEEKNUM(TODAY();1);[.C$2]=WEEKDAY(TODAY());MOD(ROW();2)&lt;&gt;0);&quot;x&quot;;&quot;&quot;))">
            <text:p/>
          </table:table-cell>
          <table:table-cell table:style-name="ce8" table:formula="of:=IF(AND([.$B46]=WEEKNUM(TODAY();1);[.D$2]=WEEKDAY(TODAY());MOD(ROW();2)=0);&quot;✓&quot;;IF(AND([.$B46]=WEEKNUM(TODAY();1);[.D$2]=WEEKDAY(TODAY());MOD(ROW();2)&lt;&gt;0);&quot;x&quot;;&quot;&quot;))">
            <text:p/>
          </table:table-cell>
          <table:table-cell table:style-name="ce9" table:formula="of:=IF(AND([.$B46]=WEEKNUM(TODAY();1);[.E$2]=WEEKDAY(TODAY());MOD(ROW();2)=0);&quot;✓&quot;;IF(AND([.$B46]=WEEKNUM(TODAY();1);[.E$2]=WEEKDAY(TODAY());MOD(ROW();2)&lt;&gt;0);&quot;x&quot;;&quot;&quot;))">
            <text:p/>
          </table:table-cell>
          <table:table-cell table:style-name="ce8" table:formula="of:=IF(AND([.$B46]=WEEKNUM(TODAY();1);[.F$2]=WEEKDAY(TODAY());MOD(ROW();2)=0);&quot;✓&quot;;IF(AND([.$B46]=WEEKNUM(TODAY();1);[.F$2]=WEEKDAY(TODAY());MOD(ROW();2)&lt;&gt;0);&quot;x&quot;;&quot;&quot;))">
            <text:p/>
          </table:table-cell>
          <table:table-cell table:style-name="ce9" table:formula="of:=IF(AND([.$B46]=WEEKNUM(TODAY();1);[.G$2]=WEEKDAY(TODAY());MOD(ROW();2)=0);&quot;✓&quot;;IF(AND([.$B46]=WEEKNUM(TODAY();1);[.G$2]=WEEKDAY(TODAY());MOD(ROW();2)&lt;&gt;0);&quot;x&quot;;&quot;&quot;))">
            <text:p/>
          </table:table-cell>
          <table:table-cell table:style-name="ce8" table:formula="of:=IF(AND([.$B46]=WEEKNUM(TODAY();1);[.H$2]=WEEKDAY(TODAY());MOD(ROW();2)=0);&quot;✓&quot;;IF(AND([.$B46]=WEEKNUM(TODAY();1);[.H$2]=WEEKDAY(TODAY());MOD(ROW();2)&lt;&gt;0);&quot;x&quot;;&quot;&quot;))">
            <text:p/>
          </table:table-cell>
          <table:table-cell table:style-name="ce9" table:formula="of:=IF(AND([.$B46]=WEEKNUM(TODAY();1);[.I$2]=WEEKDAY(TODAY()));&quot;x&quot;;&quot;&quot;)">
            <text:p/>
          </table:table-cell>
          <table:table-cell table:style-name="ce1"/>
          <table:table-cell table:style-name="ce1" office:value-type="string" calcext:value-type="string">
            <text:p>26/10/25 22 O Batismo e a Ceia</text:p>
          </table:table-cell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IF(AND([.$B47]=WEEKNUM(TODAY();1);[.C$2]=WEEKDAY(TODAY());MOD(ROW();2)=0);&quot;✓&quot;;IF(AND([.$B47]=WEEKNUM(TODAY();1);[.C$2]=WEEKDAY(TODAY());MOD(ROW();2)&lt;&gt;0);&quot;x&quot;;&quot;&quot;))">
            <text:p/>
          </table:table-cell>
          <table:table-cell table:style-name="ce8" table:formula="of:=IF(AND([.$B47]=WEEKNUM(TODAY();1);[.D$2]=WEEKDAY(TODAY());MOD(ROW();2)=0);&quot;✓&quot;;IF(AND([.$B47]=WEEKNUM(TODAY();1);[.D$2]=WEEKDAY(TODAY());MOD(ROW();2)&lt;&gt;0);&quot;x&quot;;&quot;&quot;))">
            <text:p/>
          </table:table-cell>
          <table:table-cell table:style-name="ce9" table:formula="of:=IF(AND([.$B47]=WEEKNUM(TODAY();1);[.E$2]=WEEKDAY(TODAY());MOD(ROW();2)=0);&quot;✓&quot;;IF(AND([.$B47]=WEEKNUM(TODAY();1);[.E$2]=WEEKDAY(TODAY());MOD(ROW();2)&lt;&gt;0);&quot;x&quot;;&quot;&quot;))">
            <text:p/>
          </table:table-cell>
          <table:table-cell table:style-name="ce8" table:formula="of:=IF(AND([.$B47]=WEEKNUM(TODAY();1);[.F$2]=WEEKDAY(TODAY());MOD(ROW();2)=0);&quot;✓&quot;;IF(AND([.$B47]=WEEKNUM(TODAY();1);[.F$2]=WEEKDAY(TODAY());MOD(ROW();2)&lt;&gt;0);&quot;x&quot;;&quot;&quot;))">
            <text:p/>
          </table:table-cell>
          <table:table-cell table:style-name="ce9" table:formula="of:=IF(AND([.$B47]=WEEKNUM(TODAY();1);[.G$2]=WEEKDAY(TODAY());MOD(ROW();2)=0);&quot;✓&quot;;IF(AND([.$B47]=WEEKNUM(TODAY();1);[.G$2]=WEEKDAY(TODAY());MOD(ROW();2)&lt;&gt;0);&quot;x&quot;;&quot;&quot;))">
            <text:p/>
          </table:table-cell>
          <table:table-cell table:style-name="ce8" table:formula="of:=IF(AND([.$B47]=WEEKNUM(TODAY();1);[.H$2]=WEEKDAY(TODAY());MOD(ROW();2)=0);&quot;✓&quot;;IF(AND([.$B47]=WEEKNUM(TODAY();1);[.H$2]=WEEKDAY(TODAY());MOD(ROW();2)&lt;&gt;0);&quot;x&quot;;&quot;&quot;))">
            <text:p/>
          </table:table-cell>
          <table:table-cell table:style-name="ce9" table:formula="of:=IF(AND([.$B47]=WEEKNUM(TODAY();1);[.I$2]=WEEKDAY(TODAY()));&quot;x&quot;;&quot;&quot;)" office:value-type="string" office:string-value="x" calcext:value-type="string">
            <text:p>x</text:p>
          </table:table-cell>
          <table:table-cell table:style-name="ce1" office:value-type="string" calcext:value-type="string">
            <text:p>23 Batismo: alcance, significado e aplicação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</text:p>
          </table:table-cell>
          <table:table-cell table:style-name="ce3" office:value-type="float" office:value="46" calcext:value-type="float">
            <text:p>46</text:p>
          </table:table-cell>
          <table:table-cell table:style-name="ce5" table:formula="of:=IF(AND([.$B48]=WEEKNUM(TODAY();1);[.C$2]=WEEKDAY(TODAY());MOD(ROW();2)=0);&quot;✓&quot;;IF(AND([.$B48]=WEEKNUM(TODAY();1);[.C$2]=WEEKDAY(TODAY());MOD(ROW();2)&lt;&gt;0);&quot;x&quot;;&quot;&quot;))">
            <text:p/>
          </table:table-cell>
          <table:table-cell table:style-name="ce8" table:formula="of:=IF(AND([.$B48]=WEEKNUM(TODAY();1);[.D$2]=WEEKDAY(TODAY());MOD(ROW();2)=0);&quot;✓&quot;;IF(AND([.$B48]=WEEKNUM(TODAY();1);[.D$2]=WEEKDAY(TODAY());MOD(ROW();2)&lt;&gt;0);&quot;x&quot;;&quot;&quot;))">
            <text:p/>
          </table:table-cell>
          <table:table-cell table:style-name="ce9" table:formula="of:=IF(AND([.$B48]=WEEKNUM(TODAY();1);[.E$2]=WEEKDAY(TODAY());MOD(ROW();2)=0);&quot;✓&quot;;IF(AND([.$B48]=WEEKNUM(TODAY();1);[.E$2]=WEEKDAY(TODAY());MOD(ROW();2)&lt;&gt;0);&quot;x&quot;;&quot;&quot;))">
            <text:p/>
          </table:table-cell>
          <table:table-cell table:style-name="ce8" table:formula="of:=IF(AND([.$B48]=WEEKNUM(TODAY();1);[.F$2]=WEEKDAY(TODAY());MOD(ROW();2)=0);&quot;✓&quot;;IF(AND([.$B48]=WEEKNUM(TODAY();1);[.F$2]=WEEKDAY(TODAY());MOD(ROW();2)&lt;&gt;0);&quot;x&quot;;&quot;&quot;))">
            <text:p/>
          </table:table-cell>
          <table:table-cell table:style-name="ce9" table:formula="of:=IF(AND([.$B48]=WEEKNUM(TODAY();1);[.G$2]=WEEKDAY(TODAY());MOD(ROW();2)=0);&quot;✓&quot;;IF(AND([.$B48]=WEEKNUM(TODAY();1);[.G$2]=WEEKDAY(TODAY());MOD(ROW();2)&lt;&gt;0);&quot;x&quot;;&quot;&quot;))">
            <text:p/>
          </table:table-cell>
          <table:table-cell table:style-name="ce8" table:formula="of:=IF(AND([.$B48]=WEEKNUM(TODAY();1);[.H$2]=WEEKDAY(TODAY());MOD(ROW();2)=0);&quot;✓&quot;;IF(AND([.$B48]=WEEKNUM(TODAY();1);[.H$2]=WEEKDAY(TODAY());MOD(ROW();2)&lt;&gt;0);&quot;x&quot;;&quot;&quot;))">
            <text:p/>
          </table:table-cell>
          <table:table-cell table:style-name="ce9" table:formula="of:=IF(AND([.$B48]=WEEKNUM(TODAY();1);[.I$2]=WEEKDAY(TODAY()));&quot;x&quot;;&quot;&quot;)">
            <text:p/>
          </table:table-cell>
          <table:table-cell table:style-name="ce1" office:value-type="string" calcext:value-type="string">
            <text:p>24 A ceia do Senhor</text:p>
          </table:table-cell>
          <table:table-cell/>
          <table:table-cell table:style-name="ce1"/>
          <table:table-cell table:style-name="ce4" table:number-columns-repeated="9"/>
          <table:table-cell table:number-columns-repeated="1003"/>
        </table:table-row>
        <table:table-row table:style-name="ro2">
          <table:table-cell table:style-name="ce1" office:value-type="string" calcext:value-type="string">
            <text:p>nov/dez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formula="of:=IF(AND([.$B49]=WEEKNUM(TODAY();1);[.C$2]=WEEKDAY(TODAY());MOD(ROW();2)=0);&quot;✓&quot;;IF(AND([.$B49]=WEEKNUM(TODAY();1);[.C$2]=WEEKDAY(TODAY());MOD(ROW();2)&lt;&gt;0);&quot;x&quot;;&quot;&quot;))">
            <text:p/>
          </table:table-cell>
          <table:table-cell table:style-name="ce8" table:formula="of:=IF(AND([.$B49]=WEEKNUM(TODAY();1);[.D$2]=WEEKDAY(TODAY());MOD(ROW();2)=0);&quot;✓&quot;;IF(AND([.$B49]=WEEKNUM(TODAY();1);[.D$2]=WEEKDAY(TODAY());MOD(ROW();2)&lt;&gt;0);&quot;x&quot;;&quot;&quot;))">
            <text:p/>
          </table:table-cell>
          <table:table-cell table:style-name="ce9" table:formula="of:=IF(AND([.$B49]=WEEKNUM(TODAY();1);[.E$2]=WEEKDAY(TODAY());MOD(ROW();2)=0);&quot;✓&quot;;IF(AND([.$B49]=WEEKNUM(TODAY();1);[.E$2]=WEEKDAY(TODAY());MOD(ROW();2)&lt;&gt;0);&quot;x&quot;;&quot;&quot;))">
            <text:p/>
          </table:table-cell>
          <table:table-cell table:style-name="ce8" table:formula="of:=IF(AND([.$B49]=WEEKNUM(TODAY();1);[.F$2]=WEEKDAY(TODAY());MOD(ROW();2)=0);&quot;✓&quot;;IF(AND([.$B49]=WEEKNUM(TODAY();1);[.F$2]=WEEKDAY(TODAY());MOD(ROW();2)&lt;&gt;0);&quot;x&quot;;&quot;&quot;))">
            <text:p/>
          </table:table-cell>
          <table:table-cell table:style-name="ce9" table:formula="of:=IF(AND([.$B49]=WEEKNUM(TODAY();1);[.G$2]=WEEKDAY(TODAY());MOD(ROW();2)=0);&quot;✓&quot;;IF(AND([.$B49]=WEEKNUM(TODAY();1);[.G$2]=WEEKDAY(TODAY());MOD(ROW();2)&lt;&gt;0);&quot;x&quot;;&quot;&quot;))">
            <text:p/>
          </table:table-cell>
          <table:table-cell table:style-name="ce8" table:formula="of:=IF(AND([.$B49]=WEEKNUM(TODAY();1);[.H$2]=WEEKDAY(TODAY());MOD(ROW();2)=0);&quot;✓&quot;;IF(AND([.$B49]=WEEKNUM(TODAY();1);[.H$2]=WEEKDAY(TODAY());MOD(ROW();2)&lt;&gt;0);&quot;x&quot;;&quot;&quot;))">
            <text:p/>
          </table:table-cell>
          <table:table-cell table:style-name="ce9" table:formula="of:=IF(AND([.$B49]=WEEKNUM(TODAY();1);[.I$2]=WEEKDAY(TODAY()));&quot;x&quot;;&quot;&quot;)">
            <text:p/>
          </table:table-cell>
          <table:table-cell table:style-name="ce1" office:value-type="string" calcext:value-type="string">
            <text:p>25 O governo da igrej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48" calcext:value-type="float">
            <text:p>48</text:p>
          </table:table-cell>
          <table:table-cell table:style-name="ce5" table:formula="of:=IF(AND([.$B50]=WEEKNUM(TODAY();1);[.C$2]=WEEKDAY(TODAY());MOD(ROW();2)=0);&quot;✓&quot;;IF(AND([.$B50]=WEEKNUM(TODAY();1);[.C$2]=WEEKDAY(TODAY());MOD(ROW();2)&lt;&gt;0);&quot;x&quot;;&quot;&quot;))">
            <text:p/>
          </table:table-cell>
          <table:table-cell table:style-name="ce8" table:formula="of:=IF(AND([.$B50]=WEEKNUM(TODAY();1);[.D$2]=WEEKDAY(TODAY());MOD(ROW();2)=0);&quot;✓&quot;;IF(AND([.$B50]=WEEKNUM(TODAY();1);[.D$2]=WEEKDAY(TODAY());MOD(ROW();2)&lt;&gt;0);&quot;x&quot;;&quot;&quot;))">
            <text:p/>
          </table:table-cell>
          <table:table-cell table:style-name="ce9" table:formula="of:=IF(AND([.$B50]=WEEKNUM(TODAY();1);[.E$2]=WEEKDAY(TODAY());MOD(ROW();2)=0);&quot;✓&quot;;IF(AND([.$B50]=WEEKNUM(TODAY();1);[.E$2]=WEEKDAY(TODAY());MOD(ROW();2)&lt;&gt;0);&quot;x&quot;;&quot;&quot;))">
            <text:p/>
          </table:table-cell>
          <table:table-cell table:style-name="ce8" table:formula="of:=IF(AND([.$B50]=WEEKNUM(TODAY();1);[.F$2]=WEEKDAY(TODAY());MOD(ROW();2)=0);&quot;✓&quot;;IF(AND([.$B50]=WEEKNUM(TODAY();1);[.F$2]=WEEKDAY(TODAY());MOD(ROW();2)&lt;&gt;0);&quot;x&quot;;&quot;&quot;))">
            <text:p/>
          </table:table-cell>
          <table:table-cell table:style-name="ce9" table:formula="of:=IF(AND([.$B50]=WEEKNUM(TODAY();1);[.G$2]=WEEKDAY(TODAY());MOD(ROW();2)=0);&quot;✓&quot;;IF(AND([.$B50]=WEEKNUM(TODAY();1);[.G$2]=WEEKDAY(TODAY());MOD(ROW();2)&lt;&gt;0);&quot;x&quot;;&quot;&quot;))">
            <text:p/>
          </table:table-cell>
          <table:table-cell table:style-name="ce8" table:formula="of:=IF(AND([.$B50]=WEEKNUM(TODAY();1);[.H$2]=WEEKDAY(TODAY());MOD(ROW();2)=0);&quot;✓&quot;;IF(AND([.$B50]=WEEKNUM(TODAY();1);[.H$2]=WEEKDAY(TODAY());MOD(ROW();2)&lt;&gt;0);&quot;x&quot;;&quot;&quot;))">
            <text:p/>
          </table:table-cell>
          <table:table-cell table:style-name="ce9" table:formula="of:=IF(AND([.$B50]=WEEKNUM(TODAY();1);[.I$2]=WEEKDAY(TODAY()));&quot;x&quot;;&quot;&quot;)">
            <text:p/>
          </table:table-cell>
          <table:table-cell table:style-name="ce1" office:value-type="string" calcext:value-type="string">
            <text:p>26 Dízimo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49" calcext:value-type="float">
            <text:p>49</text:p>
          </table:table-cell>
          <table:table-cell table:style-name="ce5" table:formula="of:=IF(AND([.$B51]=WEEKNUM(TODAY();1);[.C$2]=WEEKDAY(TODAY());MOD(ROW();2)=0);&quot;✓&quot;;IF(AND([.$B51]=WEEKNUM(TODAY();1);[.C$2]=WEEKDAY(TODAY());MOD(ROW();2)&lt;&gt;0);&quot;x&quot;;&quot;&quot;))">
            <text:p/>
          </table:table-cell>
          <table:table-cell table:style-name="ce8" table:formula="of:=IF(AND([.$B51]=WEEKNUM(TODAY();1);[.D$2]=WEEKDAY(TODAY());MOD(ROW();2)=0);&quot;✓&quot;;IF(AND([.$B51]=WEEKNUM(TODAY();1);[.D$2]=WEEKDAY(TODAY());MOD(ROW();2)&lt;&gt;0);&quot;x&quot;;&quot;&quot;))">
            <text:p/>
          </table:table-cell>
          <table:table-cell table:style-name="ce9" table:formula="of:=IF(AND([.$B51]=WEEKNUM(TODAY();1);[.E$2]=WEEKDAY(TODAY());MOD(ROW();2)=0);&quot;✓&quot;;IF(AND([.$B51]=WEEKNUM(TODAY();1);[.E$2]=WEEKDAY(TODAY());MOD(ROW();2)&lt;&gt;0);&quot;x&quot;;&quot;&quot;))">
            <text:p/>
          </table:table-cell>
          <table:table-cell table:style-name="ce8" table:formula="of:=IF(AND([.$B51]=WEEKNUM(TODAY();1);[.F$2]=WEEKDAY(TODAY());MOD(ROW();2)=0);&quot;✓&quot;;IF(AND([.$B51]=WEEKNUM(TODAY();1);[.F$2]=WEEKDAY(TODAY());MOD(ROW();2)&lt;&gt;0);&quot;x&quot;;&quot;&quot;))">
            <text:p/>
          </table:table-cell>
          <table:table-cell table:style-name="ce9" table:formula="of:=IF(AND([.$B51]=WEEKNUM(TODAY();1);[.G$2]=WEEKDAY(TODAY());MOD(ROW();2)=0);&quot;✓&quot;;IF(AND([.$B51]=WEEKNUM(TODAY();1);[.G$2]=WEEKDAY(TODAY());MOD(ROW();2)&lt;&gt;0);&quot;x&quot;;&quot;&quot;))">
            <text:p/>
          </table:table-cell>
          <table:table-cell table:style-name="ce8" table:formula="of:=IF(AND([.$B51]=WEEKNUM(TODAY();1);[.H$2]=WEEKDAY(TODAY());MOD(ROW();2)=0);&quot;✓&quot;;IF(AND([.$B51]=WEEKNUM(TODAY();1);[.H$2]=WEEKDAY(TODAY());MOD(ROW();2)&lt;&gt;0);&quot;x&quot;;&quot;&quot;))">
            <text:p/>
          </table:table-cell>
          <table:table-cell table:style-name="ce9" table:formula="of:=IF(AND([.$B51]=WEEKNUM(TODAY();1);[.I$2]=WEEKDAY(TODAY());MOD(ROW();2)=0);&quot;✓&quot;;IF(AND([.$B51]=WEEKNUM(TODAY();1);[.I$2]=WEEKDAY(TODAY());MOD(ROW();2)&lt;&gt;0);&quot;x&quot;;&quot;&quot;))">
            <text:p/>
          </table:table-cell>
          <table:table-cell table:style-name="ce1" office:value-type="string" calcext:value-type="string">
            <text:p>27 Disciplina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IF(AND([.$B52]=WEEKNUM(TODAY();1);[.C$2]=WEEKDAY(TODAY());MOD(ROW();2)=0);&quot;✓&quot;;IF(AND([.$B52]=WEEKNUM(TODAY();1);[.C$2]=WEEKDAY(TODAY());MOD(ROW();2)&lt;&gt;0);&quot;x&quot;;&quot;&quot;))">
            <text:p/>
          </table:table-cell>
          <table:table-cell table:style-name="ce8" table:formula="of:=IF(AND([.$B52]=WEEKNUM(TODAY();1);[.D$2]=WEEKDAY(TODAY());MOD(ROW();2)=0);&quot;✓&quot;;IF(AND([.$B52]=WEEKNUM(TODAY();1);[.D$2]=WEEKDAY(TODAY());MOD(ROW();2)&lt;&gt;0);&quot;x&quot;;&quot;&quot;))">
            <text:p/>
          </table:table-cell>
          <table:table-cell table:style-name="ce9" table:formula="of:=IF(AND([.$B52]=WEEKNUM(TODAY();1);[.E$2]=WEEKDAY(TODAY());MOD(ROW();2)=0);&quot;✓&quot;;IF(AND([.$B52]=WEEKNUM(TODAY();1);[.E$2]=WEEKDAY(TODAY());MOD(ROW();2)&lt;&gt;0);&quot;x&quot;;&quot;&quot;))">
            <text:p/>
          </table:table-cell>
          <table:table-cell table:style-name="ce8" table:formula="of:=IF(AND([.$B52]=WEEKNUM(TODAY();1);[.F$2]=WEEKDAY(TODAY());MOD(ROW();2)=0);&quot;✓&quot;;IF(AND([.$B52]=WEEKNUM(TODAY();1);[.F$2]=WEEKDAY(TODAY());MOD(ROW();2)&lt;&gt;0);&quot;x&quot;;&quot;&quot;))">
            <text:p/>
          </table:table-cell>
          <table:table-cell table:style-name="ce9" table:formula="of:=IF(AND([.$B52]=WEEKNUM(TODAY();1);[.G$2]=WEEKDAY(TODAY());MOD(ROW();2)=0);&quot;✓&quot;;IF(AND([.$B52]=WEEKNUM(TODAY();1);[.G$2]=WEEKDAY(TODAY());MOD(ROW();2)&lt;&gt;0);&quot;x&quot;;&quot;&quot;))">
            <text:p/>
          </table:table-cell>
          <table:table-cell table:style-name="ce8" table:formula="of:=IF(AND([.$B52]=WEEKNUM(TODAY();1);[.H$2]=WEEKDAY(TODAY());MOD(ROW();2)=0);&quot;✓&quot;;IF(AND([.$B52]=WEEKNUM(TODAY();1);[.H$2]=WEEKDAY(TODAY());MOD(ROW();2)&lt;&gt;0);&quot;x&quot;;&quot;&quot;))">
            <text:p/>
          </table:table-cell>
          <table:table-cell table:style-name="ce9" table:formula="of:=IF(AND([.$B52]=WEEKNUM(TODAY();1);[.I$2]=WEEKDAY(TODAY());MOD(ROW();2)=0);&quot;✓&quot;;IF(AND([.$B52]=WEEKNUM(TODAY();1);[.I$2]=WEEKDAY(TODAY());MOD(ROW();2)&lt;&gt;0);&quot;x&quot;;&quot;&quot;))">
            <text:p/>
          </table:table-cell>
          <table:table-cell table:style-name="ce1" office:value-type="string" calcext:value-type="string">
            <text:p>1 A Pública profissão de fé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1" calcext:value-type="float">
            <text:p>51</text:p>
          </table:table-cell>
          <table:table-cell table:style-name="ce5" table:formula="of:=IF(AND([.$B53]=WEEKNUM(TODAY();1);[.C$2]=WEEKDAY(TODAY());MOD(ROW();2)=0);&quot;✓&quot;;IF(AND([.$B53]=WEEKNUM(TODAY();1);[.C$2]=WEEKDAY(TODAY());MOD(ROW();2)&lt;&gt;0);&quot;x&quot;;&quot;&quot;))">
            <text:p/>
          </table:table-cell>
          <table:table-cell table:style-name="ce8" table:formula="of:=IF(AND([.$B53]=WEEKNUM(TODAY();1);[.D$2]=WEEKDAY(TODAY());MOD(ROW();2)=0);&quot;✓&quot;;IF(AND([.$B53]=WEEKNUM(TODAY();1);[.D$2]=WEEKDAY(TODAY());MOD(ROW();2)&lt;&gt;0);&quot;x&quot;;&quot;&quot;))">
            <text:p/>
          </table:table-cell>
          <table:table-cell table:style-name="ce9" table:formula="of:=IF(AND([.$B53]=WEEKNUM(TODAY();1);[.E$2]=WEEKDAY(TODAY());MOD(ROW();2)=0);&quot;✓&quot;;IF(AND([.$B53]=WEEKNUM(TODAY();1);[.E$2]=WEEKDAY(TODAY());MOD(ROW();2)&lt;&gt;0);&quot;x&quot;;&quot;&quot;))">
            <text:p/>
          </table:table-cell>
          <table:table-cell table:style-name="ce8" table:formula="of:=IF(AND([.$B53]=WEEKNUM(TODAY();1);[.F$2]=WEEKDAY(TODAY());MOD(ROW();2)=0);&quot;✓&quot;;IF(AND([.$B53]=WEEKNUM(TODAY();1);[.F$2]=WEEKDAY(TODAY());MOD(ROW();2)&lt;&gt;0);&quot;x&quot;;&quot;&quot;))">
            <text:p/>
          </table:table-cell>
          <table:table-cell table:style-name="ce9" table:formula="of:=IF(AND([.$B53]=WEEKNUM(TODAY();1);[.G$2]=WEEKDAY(TODAY());MOD(ROW();2)=0);&quot;✓&quot;;IF(AND([.$B53]=WEEKNUM(TODAY();1);[.G$2]=WEEKDAY(TODAY());MOD(ROW();2)&lt;&gt;0);&quot;x&quot;;&quot;&quot;))">
            <text:p/>
          </table:table-cell>
          <table:table-cell table:style-name="ce8" table:formula="of:=IF(AND([.$B53]=WEEKNUM(TODAY();1);[.H$2]=WEEKDAY(TODAY());MOD(ROW();2)=0);&quot;✓&quot;;IF(AND([.$B53]=WEEKNUM(TODAY();1);[.H$2]=WEEKDAY(TODAY());MOD(ROW();2)&lt;&gt;0);&quot;x&quot;;&quot;&quot;))">
            <text:p/>
          </table:table-cell>
          <table:table-cell table:style-name="ce9" table:formula="of:=IF(AND([.$B53]=WEEKNUM(TODAY();1);[.I$2]=WEEKDAY(TODAY());MOD(ROW();2)=0);&quot;✓&quot;;IF(AND([.$B53]=WEEKNUM(TODAY();1);[.I$2]=WEEKDAY(TODAY());MOD(ROW();2)&lt;&gt;0);&quot;x&quot;;&quot;&quot;))">
            <text:p/>
          </table:table-cell>
          <table:table-cell table:style-name="ce1" office:value-type="string" calcext:value-type="string">
            <text:p>2 As Escrituras Sagradas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</text:p>
          </table:table-cell>
          <table:table-cell table:style-name="ce3" office:value-type="float" office:value="52" calcext:value-type="float">
            <text:p>52</text:p>
          </table:table-cell>
          <table:table-cell table:style-name="ce5" table:formula="of:=IF(AND([.$B54]=WEEKNUM(TODAY();1);[.C$2]=WEEKDAY(TODAY());MOD(ROW();2)=0);&quot;✓&quot;;IF(AND([.$B54]=WEEKNUM(TODAY();1);[.C$2]=WEEKDAY(TODAY());MOD(ROW();2)&lt;&gt;0);&quot;x&quot;;&quot;&quot;))">
            <text:p/>
          </table:table-cell>
          <table:table-cell table:style-name="ce8" table:formula="of:=IF(AND([.$B54]=WEEKNUM(TODAY();1);[.D$2]=WEEKDAY(TODAY());MOD(ROW();2)=0);&quot;✓&quot;;IF(AND([.$B54]=WEEKNUM(TODAY();1);[.D$2]=WEEKDAY(TODAY());MOD(ROW();2)&lt;&gt;0);&quot;x&quot;;&quot;&quot;))">
            <text:p/>
          </table:table-cell>
          <table:table-cell table:style-name="ce9" table:formula="of:=IF(AND([.$B54]=WEEKNUM(TODAY();1);[.E$2]=WEEKDAY(TODAY());MOD(ROW();2)=0);&quot;✓&quot;;IF(AND([.$B54]=WEEKNUM(TODAY();1);[.E$2]=WEEKDAY(TODAY());MOD(ROW();2)&lt;&gt;0);&quot;x&quot;;&quot;&quot;))">
            <text:p/>
          </table:table-cell>
          <table:table-cell table:style-name="ce8" table:formula="of:=IF(AND([.$B54]=WEEKNUM(TODAY();1);[.F$2]=WEEKDAY(TODAY());MOD(ROW();2)=0);&quot;✓&quot;;IF(AND([.$B54]=WEEKNUM(TODAY();1);[.F$2]=WEEKDAY(TODAY());MOD(ROW();2)&lt;&gt;0);&quot;x&quot;;&quot;&quot;))">
            <text:p/>
          </table:table-cell>
          <table:table-cell table:style-name="ce9" table:formula="of:=IF(AND([.$B54]=WEEKNUM(TODAY();1);[.G$2]=WEEKDAY(TODAY());MOD(ROW();2)=0);&quot;✓&quot;;IF(AND([.$B54]=WEEKNUM(TODAY();1);[.G$2]=WEEKDAY(TODAY());MOD(ROW();2)&lt;&gt;0);&quot;x&quot;;&quot;&quot;))">
            <text:p/>
          </table:table-cell>
          <table:table-cell table:style-name="ce8" table:formula="of:=IF(AND([.$B54]=WEEKNUM(TODAY();1);[.H$2]=WEEKDAY(TODAY());MOD(ROW();2)=0);&quot;✓&quot;;IF(AND([.$B54]=WEEKNUM(TODAY();1);[.H$2]=WEEKDAY(TODAY());MOD(ROW();2)&lt;&gt;0);&quot;x&quot;;&quot;&quot;))">
            <text:p/>
          </table:table-cell>
          <table:table-cell table:style-name="ce9" table:formula="of:=IF(AND([.$B54]=WEEKNUM(TODAY();1);[.I$2]=WEEKDAY(TODAY());MOD(ROW();2)=0);&quot;✓&quot;;IF(AND([.$B54]=WEEKNUM(TODAY();1);[.I$2]=WEEKDAY(TODAY());MOD(ROW();2)&lt;&gt;0);&quot;x&quot;;&quot;&quot;))">
            <text:p/>
          </table:table-cell>
          <table:table-cell table:style-name="ce1" office:value-type="string" calcext:value-type="string">
            <text:p>3 A Trindade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2">
          <table:table-cell table:style-name="ce1" office:value-type="string" calcext:value-type="string">
            <text:p>dez/jan</text:p>
          </table:table-cell>
          <table:table-cell table:style-name="ce3" office:value-type="float" office:value="53" calcext:value-type="float">
            <text:p>53</text:p>
          </table:table-cell>
          <table:table-cell table:style-name="ce5" table:formula="of:=IF(AND([.$B55]=WEEKNUM(TODAY();1);[.C$2]=WEEKDAY(TODAY());MOD(ROW();2)=0);&quot;✓&quot;;IF(AND([.$B55]=WEEKNUM(TODAY();1);[.C$2]=WEEKDAY(TODAY());MOD(ROW();2)&lt;&gt;0);&quot;x&quot;;&quot;&quot;))">
            <text:p/>
          </table:table-cell>
          <table:table-cell table:style-name="ce8" table:formula="of:=IF(AND([.$B55]=WEEKNUM(TODAY();1);[.D$2]=WEEKDAY(TODAY());MOD(ROW();2)=0);&quot;✓&quot;;IF(AND([.$B55]=WEEKNUM(TODAY();1);[.D$2]=WEEKDAY(TODAY());MOD(ROW();2)&lt;&gt;0);&quot;x&quot;;&quot;&quot;))">
            <text:p/>
          </table:table-cell>
          <table:table-cell table:style-name="ce9" table:formula="of:=IF(AND([.$B55]=WEEKNUM(TODAY();1);[.E$2]=WEEKDAY(TODAY());MOD(ROW();2)=0);&quot;✓&quot;;IF(AND([.$B55]=WEEKNUM(TODAY();1);[.E$2]=WEEKDAY(TODAY());MOD(ROW();2)&lt;&gt;0);&quot;x&quot;;&quot;&quot;))">
            <text:p/>
          </table:table-cell>
          <table:table-cell table:style-name="ce8" table:formula="of:=IF(AND([.$B55]=WEEKNUM(TODAY();1);[.F$2]=WEEKDAY(TODAY());MOD(ROW();2)=0);&quot;✓&quot;;IF(AND([.$B55]=WEEKNUM(TODAY();1);[.F$2]=WEEKDAY(TODAY());MOD(ROW();2)&lt;&gt;0);&quot;x&quot;;&quot;&quot;))">
            <text:p/>
          </table:table-cell>
          <table:table-cell table:style-name="ce9" table:formula="of:=IF(AND([.$B55]=WEEKNUM(TODAY();1);[.G$2]=WEEKDAY(TODAY());MOD(ROW();2)=0);&quot;✓&quot;;IF(AND([.$B55]=WEEKNUM(TODAY();1);[.G$2]=WEEKDAY(TODAY());MOD(ROW();2)&lt;&gt;0);&quot;x&quot;;&quot;&quot;))">
            <text:p/>
          </table:table-cell>
          <table:table-cell table:style-name="ce8" table:formula="of:=IF(AND([.$B55]=WEEKNUM(TODAY();1);[.H$2]=WEEKDAY(TODAY());MOD(ROW();2)=0);&quot;✓&quot;;IF(AND([.$B55]=WEEKNUM(TODAY();1);[.H$2]=WEEKDAY(TODAY());MOD(ROW();2)&lt;&gt;0);&quot;x&quot;;&quot;&quot;))">
            <text:p/>
          </table:table-cell>
          <table:table-cell table:style-name="ce9" table:formula="of:=IF(AND([.$B55]=WEEKNUM(TODAY();1);[.I$2]=WEEKDAY(TODAY());MOD(ROW();2)=0);&quot;✓&quot;;IF(AND([.$B55]=WEEKNUM(TODAY();1);[.I$2]=WEEKDAY(TODAY());MOD(ROW();2)&lt;&gt;0);&quot;x&quot;;&quot;&quot;))">
            <text:p/>
          </table:table-cell>
          <table:table-cell table:style-name="ce1" office:value-type="string" calcext:value-type="string">
            <text:p>4 A existência de Deus </text:p>
          </table:table-cell>
          <table:table-cell/>
          <table:table-cell table:style-name="ce1"/>
          <table:table-cell table:style-name="ce4" table:number-columns-repeated="7"/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repeated="7"/>
          <table:table-cell table:style-name="ce1"/>
          <table:table-cell/>
          <table:table-cell table:style-name="ce1"/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6" table:number-columns-repeated="5"/>
          <table:table-cell/>
          <table:table-cell table:style-name="ce1"/>
          <table:table-cell table:number-columns-repeated="1013"/>
        </table:table-row>
        <table:table-row table:style-name="ro1" table:number-rows-repeated="15">
          <table:table-cell table:number-columns-repeated="2"/>
          <table:table-cell table:style-name="ce6" table:number-columns-repeated="7"/>
          <table:table-cell/>
          <table:table-cell table:style-name="ce1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6" table:number-columns-repeated="7"/>
          <table:table-cell table:style-name="ce4"/>
          <table:table-cell/>
          <table:table-cell table:style-name="ce4"/>
          <table:table-cell table:number-columns-repeated="1012"/>
        </table:table-row>
        <table:table-row table:style-name="ro3" table:number-rows-repeated="943">
          <table:table-cell table:number-columns-repeated="2"/>
          <table:table-cell table:style-name="ce6" table:number-columns-repeated="7"/>
          <table:table-cell table:number-columns-repeated="1015"/>
        </table:table-row>
        <table:table-row table:style-name="ro4" table:number-rows-repeated="104754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25'.B2:'2025'.B55">
            <calcext:condition calcext:apply-style-name="ConditionalStyle_1" calcext:value="=WEEKNUM(TODAY();1)" calcext:base-cell-address="'2025'.B2"/>
          </calcext:conditional-format>
          <calcext:conditional-format calcext:target-range-address="'2025'.D3:'2025'.D55 '2025'.F3:'2025'.F55 '2025'.H3:'2025'.H55">
            <calcext:condition calcext:apply-style-name="ConditionalStyle_1" calcext:value="=&quot;x&quot;" calcext:base-cell-address="'2025'.D3"/>
          </calcext:conditional-format>
          <calcext:conditional-format calcext:target-range-address="'2025'.D3:'2025'.D55 '2025'.F3:'2025'.F55 '2025'.H3:'2025'.H55">
            <calcext:condition calcext:apply-style-name="ConditionalStyle_2" calcext:value="=&quot;✓&quot;" calcext:base-cell-address="'2025'.D3"/>
          </calcext:conditional-format>
          <calcext:conditional-format calcext:target-range-address="'2025'.E3:'2025'.E55 '2025'.G3:'2025'.G55 '2025'.I3:'2025'.I55">
            <calcext:condition calcext:apply-style-name="ConditionalStyle_2" calcext:value="=&quot;x&quot;" calcext:base-cell-address="'2025'.E3"/>
          </calcext:conditional-format>
          <calcext:conditional-format calcext:target-range-address="'2025'.E3:'2025'.E55 '2025'.G3:'2025'.G55 '2025'.I3:'2025'.I55">
            <calcext:condition calcext:apply-style-name="ConditionalStyle_1" calcext:value="=&quot;✓&quot;" calcext:base-cell-address="'2025'.E3"/>
          </calcext:conditional-format>
          <calcext:conditional-format calcext:target-range-address="'2025'.A35:'2025'.A35">
            <calcext:condition calcext:apply-style-name="ConditionalStyle_3" calcext:value="formula-is(LEN(TRIM([.A35]))&gt;0)" calcext:base-cell-address="'2025'.A35"/>
          </calcext:conditional-format>
        </calcext:conditional-formats>
      </table:table>
      <table:table table:name="tópicos 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17" table:number-columns-repeated="1012" table:default-cell-style-name="Default"/>
        <table:table-row table:style-name="ro1">
          <table:table-cell/>
          <table:table-cell table:style-name="ce10"/>
          <table:table-cell table:style-name="ce1" office:value-type="string" calcext:value-type="string">
            <text:p>Tópicos</text:p>
          </table:table-cell>
          <table:table-cell table:style-name="ce1" office:value-type="string" calcext:value-type="string">
            <text:p>Texto básico refs. =&gt;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ter</text:p>
          </table:table-cell>
          <table:table-cell table:style-name="ce4" office:value-type="string" calcext:value-type="string">
            <text:p>qua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sáb</text:p>
          </table:table-cell>
          <table:table-cell table:style-name="ce1"/>
          <table:table-cell table:number-columns-repeated="1012"/>
        </table:table-row>
        <table:table-row table:style-name="ro5" table:visibility="collapse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 Pública profissão de fé</text:p>
          </table:table-cell>
          <table:table-cell table:style-name="ce13"/>
          <table:table-cell table:style-name="ce1" office:value-type="string" calcext:value-type="string">
            <text:p>Rm 10.8-15</text:p>
          </table:table-cell>
          <table:table-cell table:style-name="ce4" office:value-type="string" calcext:value-type="string">
            <text:p>Cl 3.8-17</text:p>
          </table:table-cell>
          <table:table-cell table:style-name="ce4" office:value-type="string" calcext:value-type="string">
            <text:p>Lc 12.4-9</text:p>
          </table:table-cell>
          <table:table-cell table:style-name="ce4" office:value-type="string" calcext:value-type="string">
            <text:p>Rm 10.8-11</text:p>
          </table:table-cell>
          <table:table-cell table:style-name="ce4" office:value-type="string" calcext:value-type="string">
            <text:p>Tg 1.21-27</text:p>
          </table:table-cell>
          <table:table-cell table:style-name="ce4" office:value-type="string" calcext:value-type="string">
            <text:p>ii Co 5.17-21</text:p>
          </table:table-cell>
          <table:table-cell table:style-name="ce1" office:value-type="string" calcext:value-type="string">
            <text:p>Mt 13.1-23</text:p>
          </table:table-cell>
          <table:table-cell table:style-name="ce4" office:value-type="string" calcext:value-type="string">
            <text:p>Ec 5.1-5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 Escrituras Sagradas</text:p>
          </table:table-cell>
          <table:table-cell/>
          <table:table-cell table:style-name="ce14" office:value-type="string" calcext:value-type="string">
            <text:p>salmo 19 / Hb 1.1-3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 Trindade</text:p>
          </table:table-cell>
          <table:table-cell/>
          <table:table-cell table:style-name="ce14" office:value-type="string" calcext:value-type="string">
            <text:p>Gn 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 existência de Deus</text:p>
          </table:table-cell>
          <table:table-cell/>
          <table:table-cell table:style-name="ce14" office:value-type="string" calcext:value-type="string">
            <text:p>Tema filosófico (livre arbítrio?)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 divindade de Cristo</text:p>
          </table:table-cell>
          <table:table-cell/>
          <table:table-cell table:style-name="ce14" office:value-type="string" calcext:value-type="string">
            <text:p>João 1; Cl 3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 senhorio de Jesus Cristo </text:p>
          </table:table-cell>
          <table:table-cell/>
          <table:table-cell table:style-name="ce14" office:value-type="string" calcext:value-type="string">
            <text:p>Fp 2.5-1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 encarnação de Jesus Cristo</text:p>
          </table:table-cell>
          <table:table-cell/>
          <table:table-cell table:style-name="ce14" office:value-type="string" calcext:value-type="string">
            <text:p>Hb 2 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 morte de Cristo </text:p>
          </table:table-cell>
          <table:table-cell/>
          <table:table-cell table:style-name="ce14" office:value-type="string" calcext:value-type="string">
            <text:p>Hb 2 / Rm 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 ressurreição de Cristo</text:p>
          </table:table-cell>
          <table:table-cell/>
          <table:table-cell table:style-name="ce14" office:value-type="string" calcext:value-type="string">
            <text:p>1Co 15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 ascenção de Cristo </text:p>
          </table:table-cell>
          <table:table-cell/>
          <table:table-cell table:style-name="ce14" office:value-type="string" calcext:value-type="string">
            <text:p>At 1</text:p>
          </table:table-cell>
          <table:table-cell table:style-name="ce4" table:number-columns-repeated="5"/>
          <table:table-cell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 realeza de Cristo</text:p>
          </table:table-cell>
          <table:table-cell/>
          <table:table-cell table:style-name="ce14" office:value-type="string" calcext:value-type="string">
            <text:p>Mt 28; Dn 9.24; Ap 2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 segunda vinda de Cristo</text:p>
          </table:table-cell>
          <table:table-cell/>
          <table:table-cell table:style-name="ce14" office:value-type="string" calcext:value-type="string">
            <text:p>Mt 24; Mc 13; Lc 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ecordand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 Espírito Santo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 batismo com o Espírito Santo</text:p>
          </table:table-cell>
          <table:table-cell/>
          <table:table-cell table:style-name="ce15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abitação Espírito Santo</text:p>
          </table:table-cell>
          <table:table-cell/>
          <table:table-cell table:style-name="ce15" office:value-type="string" calcext:value-type="string">
            <text:p>Gálatas 5.16-26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" office:value-type="string" calcext:value-type="string">
            <text:p>Igreja</text:p>
          </table:table-cell>
          <table:table-cell/>
          <table:table-cell table:style-name="ce15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munhão dos Santos</text:p>
          </table:table-cell>
          <table:table-cell/>
          <table:table-cell table:style-name="ce15" office:value-type="string" calcext:value-type="string">
            <text:p>1 João 1.1-10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missão dos Pecados</text:p>
          </table:table-cell>
          <table:table-cell/>
          <table:table-cell table:style-name="ce15" office:value-type="string" calcext:value-type="string">
            <text:p>salmo 130.1-8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ssurreição dos Mortos</text:p>
          </table:table-cell>
          <table:table-cell/>
          <table:table-cell table:style-name="ce15" office:value-type="string" calcext:value-type="string">
            <text:p>iCo 15; 1Ts 2; 2Ts 4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 vida eterna</text:p>
          </table:table-cell>
          <table:table-cell/>
          <table:table-cell table:style-name="ce15" office:value-type="string" calcext:value-type="string">
            <text:p>iJo 5.9-21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 Batismo e a Ceia</text:p>
          </table:table-cell>
          <table:table-cell table:style-name="ce4"/>
          <table:table-cell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12" office:value-type="string" calcext:value-type="string">
            <text:p>23</text:p>
          </table:table-cell>
          <table:table-cell table:style-name="ce1" office:value-type="string" calcext:value-type="string">
            <text:p>Batismo: alcance, significado e aplicação</text:p>
          </table:table-cell>
          <table:table-cell table:style-name="ce4"/>
          <table:table-cell table:style-name="ce4" office:value-type="string" calcext:value-type="string">
            <text:p>Gn 17.1-14; At 2.37-39</text:p>
          </table:table-cell>
          <table:table-cell table:style-name="ce4" office:value-type="string" calcext:value-type="string">
            <text:p>Mt 28.16-20</text:p>
          </table:table-cell>
          <table:table-cell table:style-name="ce4" office:value-type="string" calcext:value-type="string">
            <text:p>Hb 9.1-14</text:p>
          </table:table-cell>
          <table:table-cell table:style-name="ce4" office:value-type="string" calcext:value-type="string">
            <text:p>Gn 17.7-14</text:p>
          </table:table-cell>
          <table:table-cell table:style-name="ce4" office:value-type="string" calcext:value-type="string">
            <text:p>At 2.1-41</text:p>
          </table:table-cell>
          <table:table-cell table:style-name="ce4" office:value-type="string" calcext:value-type="string">
            <text:p>Cl 2.1-12</text:p>
          </table:table-cell>
          <table:table-cell table:style-name="ce4" office:value-type="string" calcext:value-type="string">
            <text:p>At 16.25-34</text:p>
          </table:table-cell>
          <table:table-cell table:style-name="ce4" office:value-type="string" calcext:value-type="string">
            <text:p>At 10.34-48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 ceia do Senhor</text:p>
          </table:table-cell>
          <table:table-cell table:style-name="ce4"/>
          <table:table-cell table:style-name="ce1" office:value-type="string" calcext:value-type="string">
            <text:p>i Co 11.17-32</text:p>
          </table:table-cell>
          <table:table-cell table:style-name="ce4" office:value-type="string" calcext:value-type="string">
            <text:p>Ex 12.1-28</text:p>
          </table:table-cell>
          <table:table-cell table:style-name="ce4" office:value-type="string" calcext:value-type="string">
            <text:p>Lc 22.7-20</text:p>
          </table:table-cell>
          <table:table-cell table:style-name="ce4" office:value-type="string" calcext:value-type="string">
            <text:p>i Co 10.1-22</text:p>
          </table:table-cell>
          <table:table-cell table:style-name="ce4" office:value-type="string" calcext:value-type="string">
            <text:p>Js 5.1-12</text:p>
          </table:table-cell>
          <table:table-cell table:style-name="ce4" office:value-type="string" calcext:value-type="string">
            <text:p>Nm 9.1-14</text:p>
          </table:table-cell>
          <table:table-cell table:style-name="ce4" office:value-type="string" calcext:value-type="string">
            <text:p>i Co 11.23-34</text:p>
          </table:table-cell>
          <table:table-cell table:style-name="ce4" office:value-type="string" calcext:value-type="string">
            <text:p>Mc 14.12-26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O governo da igreja</text:p>
          </table:table-cell>
          <table:table-cell table:style-name="ce4"/>
          <table:table-cell table:style-name="ce1" office:value-type="string" calcext:value-type="string">
            <text:p>At 14.23; 15.2-6, 22-23; 16.4; 20.17, 28; 21.8; iTm 5.17; Tt 1.5; iPe 5.1-4</text:p>
          </table:table-cell>
          <table:table-cell table:style-name="ce4" office:value-type="string" calcext:value-type="string">
            <text:p>Ef 1.1-23</text:p>
          </table:table-cell>
          <table:table-cell table:style-name="ce4" office:value-type="string" calcext:value-type="string">
            <text:p>Cl 1.1-20</text:p>
          </table:table-cell>
          <table:table-cell table:style-name="ce4" office:value-type="string" calcext:value-type="string">
            <text:p>ITm 3.1-7</text:p>
          </table:table-cell>
          <table:table-cell table:style-name="ce4" office:value-type="string" calcext:value-type="string">
            <text:p>ITm 3.8-13</text:p>
          </table:table-cell>
          <table:table-cell table:style-name="ce4" office:value-type="string" calcext:value-type="string">
            <text:p>At 6.1-6</text:p>
          </table:table-cell>
          <table:table-cell table:style-name="ce4" office:value-type="string" calcext:value-type="string">
            <text:p>Tt 1.1-16</text:p>
          </table:table-cell>
          <table:table-cell table:style-name="ce4" office:value-type="string" calcext:value-type="string">
            <text:p>IPe 5.1-4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ízimo</text:p>
          </table:table-cell>
          <table:table-cell/>
          <table:table-cell table:style-name="ce4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ciplina</text:p>
          </table:table-cell>
          <table:table-cell/>
          <table:table-cell table:style-name="ce1"/>
          <table:table-cell table:number-columns-repeated="2"/>
          <table:table-cell table:style-name="ce4" table:number-columns-repeated="6"/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4"/>
          <table:table-cell table:style-name="ce1"/>
          <table:table-cell table:style-name="ce4" table:number-columns-repeated="8"/>
          <table:table-cell table:number-columns-repeated="1012"/>
        </table:table-row>
        <table:table-row table:style-name="ro1" table:number-rows-repeated="6">
          <table:table-cell table:number-columns-repeated="2"/>
          <table:table-cell table:style-name="ce4" table:number-columns-repeated="10"/>
          <table:table-cell table:number-columns-repeated="1012"/>
        </table:table-row>
        <table:table-row table:style-name="ro1" table:number-rows-repeated="7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&quot;Google Sans&quot;" svg:font-family="'&quot;Google Sans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ead3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5:12:29.0533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5" style:display-name="PageStyle_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ópicos_20_" style:display-name="PageStyle_tópico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11-08T15:14:04.865665000</dc:date>
    <meta:editing-duration>PT1M36S</meta:editing-duration>
    <meta:editing-cycles>1</meta:editing-cycles>
    <meta:document-statistic meta:table-count="2" meta:cell-count="861" meta:object-count="0"/>
    <meta:user-defined meta:name=""/>
  </office:meta>
</office:document-meta>
</file>